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26"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27"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28"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29"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30"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1"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2" style:family="paragraph" style:parent-style-name="Standard">
      <style:text-properties officeooo:rsid="0043b333" officeooo:paragraph-rsid="00fea319"/>
    </style:style>
    <style:style style:name="P433" style:family="paragraph" style:parent-style-name="Standard">
      <style:text-properties officeooo:rsid="01042038" officeooo:paragraph-rsid="01042038"/>
    </style:style>
    <style:style style:name="P434" style:family="paragraph" style:parent-style-name="Standard">
      <style:text-properties officeooo:rsid="01042038" officeooo:paragraph-rsid="0105e2e5"/>
    </style:style>
    <style:style style:name="P435" style:family="paragraph" style:parent-style-name="Standard">
      <style:text-properties officeooo:rsid="01042038" officeooo:paragraph-rsid="014d1806"/>
    </style:style>
    <style:style style:name="P436" style:family="paragraph" style:parent-style-name="Standard">
      <style:text-properties officeooo:rsid="014beb9e" officeooo:paragraph-rsid="014d1806"/>
    </style:style>
    <style:style style:name="P437" style:family="paragraph" style:parent-style-name="Standard">
      <style:text-properties officeooo:paragraph-rsid="0155bfe0"/>
    </style:style>
    <style:style style:name="P438" style:family="paragraph" style:parent-style-name="Standard">
      <style:text-properties officeooo:paragraph-rsid="01b5dc1d"/>
    </style:style>
    <style:style style:name="P439" style:family="paragraph" style:parent-style-name="Standard">
      <style:text-properties officeooo:rsid="01f32b74" officeooo:paragraph-rsid="01f32b74"/>
    </style:style>
    <style:style style:name="P440" style:family="paragraph" style:parent-style-name="Text_20_body">
      <style:text-properties officeooo:rsid="0019de0a" officeooo:paragraph-rsid="0019de0a"/>
    </style:style>
    <style:style style:name="P441" style:family="paragraph" style:parent-style-name="Table_20_Contents">
      <style:text-properties officeooo:rsid="00d24909" officeooo:paragraph-rsid="00d24909"/>
    </style:style>
    <style:style style:name="P442" style:family="paragraph" style:parent-style-name="Table_20_Contents">
      <style:text-properties officeooo:rsid="00d24909" officeooo:paragraph-rsid="016465a0"/>
    </style:style>
    <style:style style:name="P443" style:family="paragraph" style:parent-style-name="Table_20_Contents">
      <style:text-properties officeooo:rsid="00d24909" officeooo:paragraph-rsid="01e7fc68"/>
    </style:style>
    <style:style style:name="P444" style:family="paragraph" style:parent-style-name="Table_20_Contents">
      <style:text-properties officeooo:rsid="00d62ad0" officeooo:paragraph-rsid="00d62ad0"/>
    </style:style>
    <style:style style:name="P445" style:family="paragraph" style:parent-style-name="Table_20_Contents">
      <style:text-properties officeooo:rsid="00d62ad0" officeooo:paragraph-rsid="016465a0"/>
    </style:style>
    <style:style style:name="P446" style:family="paragraph" style:parent-style-name="Table_20_Contents">
      <style:text-properties officeooo:rsid="00d62ad0" officeooo:paragraph-rsid="01c4924d"/>
    </style:style>
    <style:style style:name="P447" style:family="paragraph" style:parent-style-name="Table_20_Contents">
      <style:text-properties officeooo:rsid="00d62ad0" officeooo:paragraph-rsid="01e7fc68"/>
    </style:style>
    <style:style style:name="P448" style:family="paragraph" style:parent-style-name="Table_20_Contents">
      <style:text-properties officeooo:rsid="00d7d1f0" officeooo:paragraph-rsid="00d7d1f0"/>
    </style:style>
    <style:style style:name="P449" style:family="paragraph" style:parent-style-name="Table_20_Contents">
      <style:text-properties officeooo:rsid="00d7d1f0" officeooo:paragraph-rsid="016465a0"/>
    </style:style>
    <style:style style:name="P450" style:family="paragraph" style:parent-style-name="Table_20_Contents">
      <style:text-properties officeooo:rsid="00d7d1f0" officeooo:paragraph-rsid="01c4924d"/>
    </style:style>
    <style:style style:name="P451" style:family="paragraph" style:parent-style-name="Table_20_Contents">
      <style:text-properties officeooo:rsid="00d7d1f0" officeooo:paragraph-rsid="01e7fc68"/>
    </style:style>
    <style:style style:name="P452" style:family="paragraph" style:parent-style-name="Table_20_Contents">
      <style:text-properties officeooo:rsid="011dbf00" officeooo:paragraph-rsid="011dbf00"/>
    </style:style>
    <style:style style:name="P453" style:family="paragraph" style:parent-style-name="Table_20_Contents">
      <style:text-properties officeooo:paragraph-rsid="016465a0"/>
    </style:style>
    <style:style style:name="P454" style:family="paragraph" style:parent-style-name="Table_20_Contents">
      <style:text-properties officeooo:rsid="01c4924d" officeooo:paragraph-rsid="01c4924d"/>
    </style:style>
    <style:style style:name="P455" style:family="paragraph" style:parent-style-name="Table_20_Contents">
      <style:text-properties officeooo:rsid="01c4924d" officeooo:paragraph-rsid="01e7fc68"/>
    </style:style>
    <style:style style:name="P456" style:family="paragraph" style:parent-style-name="Table_20_Contents">
      <style:text-properties officeooo:paragraph-rsid="01e7fc68"/>
    </style:style>
    <style:style style:name="P457" style:family="paragraph" style:parent-style-name="Table_20_Contents">
      <style:text-properties officeooo:rsid="01f32b74" officeooo:paragraph-rsid="01f32b74"/>
    </style:style>
    <style:style style:name="P458" style:family="paragraph" style:parent-style-name="Table_20_Contents">
      <style:text-properties style:font-name="Slack-Lato" fo:font-size="10.5pt" style:font-size-asian="10.5pt" style:font-size-complex="10.5pt"/>
    </style:style>
    <style:style style:name="P459"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60"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61"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62"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63"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4"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5"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66"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69"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70"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71"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72"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73"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4" style:family="paragraph" style:parent-style-name="Table_20_Contents">
      <style:text-properties style:font-name="Slack-Lato" fo:font-size="10.5pt" officeooo:rsid="02175391" officeooo:paragraph-rsid="02175391" style:font-size-asian="10.5pt" style:font-size-complex="10.5pt"/>
    </style:style>
    <style:style style:name="P475" style:family="paragraph" style:parent-style-name="Table_20_Contents">
      <style:text-properties style:font-name="Slack-Lato" fo:font-size="10.5pt" officeooo:paragraph-rsid="02175391" style:font-size-asian="10.5pt" style:font-size-complex="10.5pt"/>
    </style:style>
    <style:style style:name="P476"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77"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78" style:family="paragraph" style:parent-style-name="Table_20_Contents">
      <style:text-properties style:font-name="Slack-Lato" fo:font-size="10.5pt" officeooo:rsid="0238f540" officeooo:paragraph-rsid="0238f540" style:font-size-asian="10.5pt" style:font-size-complex="10.5pt"/>
    </style:style>
    <style:style style:name="P479" style:family="paragraph" style:parent-style-name="Table_20_Contents">
      <style:text-properties style:font-name="Slack-Lato" fo:font-size="10.5pt" officeooo:paragraph-rsid="0238f540" style:font-size-asian="10.5pt" style:font-size-complex="10.5pt"/>
    </style:style>
    <style:style style:name="P480" style:family="paragraph" style:parent-style-name="Table_20_Contents">
      <style:text-properties style:font-name="Slack-Lato" fo:font-size="10.5pt" officeooo:rsid="023fcbde" officeooo:paragraph-rsid="023fcbde" style:font-size-asian="10.5pt" style:font-size-complex="10.5pt"/>
    </style:style>
    <style:style style:name="P481" style:family="paragraph" style:parent-style-name="Table_20_Contents">
      <style:text-properties style:font-name="Slack-Lato" fo:font-size="10.5pt" officeooo:paragraph-rsid="023fcbde" style:font-size-asian="10.5pt" style:font-size-complex="10.5pt"/>
    </style:style>
    <style:style style:name="P482"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83"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4"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5" style:family="paragraph" style:parent-style-name="Standard" style:list-style-name="L2">
      <style:text-properties style:text-line-through-style="solid" style:text-line-through-type="single" officeooo:rsid="0025f455" officeooo:paragraph-rsid="0026750a"/>
    </style:style>
    <style:style style:name="P486" style:family="paragraph" style:parent-style-name="Standard" style:list-style-name="L2">
      <style:text-properties officeooo:rsid="0025f455" officeooo:paragraph-rsid="0026750a"/>
    </style:style>
    <style:style style:name="P487" style:family="paragraph" style:parent-style-name="Standard" style:list-style-name="L3">
      <style:text-properties officeooo:rsid="0025f455" officeooo:paragraph-rsid="0026750a"/>
    </style:style>
    <style:style style:name="P488" style:family="paragraph" style:parent-style-name="Standard" style:list-style-name="L4">
      <style:text-properties officeooo:rsid="0025f455" officeooo:paragraph-rsid="0026750a"/>
    </style:style>
    <style:style style:name="P489" style:family="paragraph" style:parent-style-name="Standard" style:list-style-name="L3">
      <style:text-properties officeooo:rsid="002db1c6" officeooo:paragraph-rsid="002db1c6"/>
    </style:style>
    <style:style style:name="P490" style:family="paragraph" style:parent-style-name="Standard" style:list-style-name="L4">
      <style:text-properties officeooo:rsid="0026750a" officeooo:paragraph-rsid="0026750a"/>
    </style:style>
    <style:style style:name="P491" style:family="paragraph" style:parent-style-name="Standard" style:list-style-name="L5">
      <style:text-properties officeooo:rsid="00327991" officeooo:paragraph-rsid="00327991"/>
    </style:style>
    <style:style style:name="P492" style:family="paragraph" style:parent-style-name="Standard" style:list-style-name="L6">
      <style:text-properties officeooo:rsid="00327991" officeooo:paragraph-rsid="00327991"/>
    </style:style>
    <style:style style:name="P493" style:family="paragraph" style:parent-style-name="Standard" style:list-style-name="L7">
      <style:text-properties officeooo:rsid="00327991" officeooo:paragraph-rsid="00327991"/>
    </style:style>
    <style:style style:name="P494" style:family="paragraph" style:parent-style-name="Standard" style:list-style-name="L6">
      <style:text-properties officeooo:paragraph-rsid="00327991"/>
    </style:style>
    <style:style style:name="P495" style:family="paragraph" style:parent-style-name="Standard" style:list-style-name="L8">
      <style:text-properties officeooo:rsid="00259dad" officeooo:paragraph-rsid="00259dad"/>
    </style:style>
    <style:style style:name="P496" style:family="paragraph" style:parent-style-name="Standard" style:list-style-name="L9">
      <style:text-properties officeooo:rsid="00217a1f" officeooo:paragraph-rsid="00217a1f"/>
    </style:style>
    <style:style style:name="P497" style:family="paragraph" style:parent-style-name="Standard" style:list-style-name="L12">
      <style:text-properties officeooo:rsid="00217a1f" officeooo:paragraph-rsid="00217a1f"/>
    </style:style>
    <style:style style:name="P498" style:family="paragraph" style:parent-style-name="Standard" style:list-style-name="L9">
      <style:text-properties officeooo:rsid="001c4bac" officeooo:paragraph-rsid="001c4bac"/>
    </style:style>
    <style:style style:name="P499" style:family="paragraph" style:parent-style-name="Standard" style:list-style-name="L10">
      <style:text-properties officeooo:rsid="001c4bac" officeooo:paragraph-rsid="00217a1f"/>
    </style:style>
    <style:style style:name="P500" style:family="paragraph" style:parent-style-name="Standard" style:list-style-name="L10">
      <style:text-properties officeooo:rsid="001c4bac" officeooo:paragraph-rsid="001c4bac"/>
    </style:style>
    <style:style style:name="P501" style:family="paragraph" style:parent-style-name="Standard" style:list-style-name="L12">
      <style:text-properties officeooo:rsid="001c4bac" officeooo:paragraph-rsid="001c4bac"/>
    </style:style>
    <style:style style:name="P502" style:family="paragraph" style:parent-style-name="Standard" style:list-style-name="L11">
      <style:text-properties fo:font-weight="normal" officeooo:rsid="0034798c" officeooo:paragraph-rsid="0034798c" style:font-weight-asian="normal" style:font-weight-complex="normal"/>
    </style:style>
    <style:style style:name="P503" style:family="paragraph" style:parent-style-name="Standard" style:list-style-name="L14">
      <style:text-properties fo:font-weight="normal" officeooo:rsid="00ff462b" officeooo:paragraph-rsid="0100c76d" style:font-weight-asian="normal" style:font-weight-complex="normal"/>
    </style:style>
    <style:style style:name="P504" style:family="paragraph" style:parent-style-name="Standard" style:list-style-name="L13">
      <style:text-properties officeooo:rsid="0034dfd0" officeooo:paragraph-rsid="0034dfd0"/>
    </style:style>
    <style:style style:name="P505" style:family="paragraph" style:parent-style-name="Standard" style:list-style-name="L14">
      <style:text-properties officeooo:rsid="0039bf20" officeooo:paragraph-rsid="0039bf20"/>
    </style:style>
    <style:style style:name="P506" style:family="paragraph" style:parent-style-name="Standard" style:list-style-name="L14">
      <style:text-properties officeooo:rsid="0039bf20" officeooo:paragraph-rsid="00fea319"/>
    </style:style>
    <style:style style:name="P507" style:family="paragraph" style:parent-style-name="Standard" style:list-style-name="L14">
      <style:text-properties officeooo:rsid="003be1bf" officeooo:paragraph-rsid="003be1bf"/>
    </style:style>
    <style:style style:name="P508" style:family="paragraph" style:parent-style-name="Standard" style:list-style-name="L14">
      <style:text-properties officeooo:rsid="003be1bf" officeooo:paragraph-rsid="00fea319"/>
    </style:style>
    <style:style style:name="P509" style:family="paragraph" style:parent-style-name="Standard" style:list-style-name="L15">
      <style:text-properties officeooo:rsid="003be1bf" officeooo:paragraph-rsid="003be1bf"/>
    </style:style>
    <style:style style:name="P510" style:family="paragraph" style:parent-style-name="Standard" style:list-style-name="L14">
      <style:text-properties officeooo:rsid="0041004c" officeooo:paragraph-rsid="0041004c"/>
    </style:style>
    <style:style style:name="P511" style:family="paragraph" style:parent-style-name="Standard" style:list-style-name="L14">
      <style:text-properties officeooo:rsid="0041004c" officeooo:paragraph-rsid="00fea319"/>
    </style:style>
    <style:style style:name="P512" style:family="paragraph" style:parent-style-name="Standard" style:list-style-name="L14">
      <style:text-properties officeooo:rsid="004ccff6" officeooo:paragraph-rsid="004ccff6"/>
    </style:style>
    <style:style style:name="P513" style:family="paragraph" style:parent-style-name="Standard" style:list-style-name="L14">
      <style:text-properties officeooo:rsid="0043b333" officeooo:paragraph-rsid="0043b333"/>
    </style:style>
    <style:style style:name="P514" style:family="paragraph" style:parent-style-name="Standard" style:list-style-name="L14">
      <style:text-properties officeooo:rsid="0043b333" officeooo:paragraph-rsid="004a7c70"/>
    </style:style>
    <style:style style:name="P515" style:family="paragraph" style:parent-style-name="Standard" style:list-style-name="L14">
      <style:text-properties officeooo:rsid="0043b333" officeooo:paragraph-rsid="00fea319"/>
    </style:style>
    <style:style style:name="P516" style:family="paragraph" style:parent-style-name="Standard" style:list-style-name="L15">
      <style:text-properties officeooo:rsid="003e29dc" officeooo:paragraph-rsid="003e29dc"/>
    </style:style>
    <style:style style:name="P517" style:family="paragraph" style:parent-style-name="Standard" style:list-style-name="L16">
      <style:text-properties officeooo:rsid="002aed63" officeooo:paragraph-rsid="005011ee"/>
    </style:style>
    <style:style style:name="P518" style:family="paragraph" style:parent-style-name="Standard" style:list-style-name="L16">
      <style:text-properties officeooo:rsid="002b2f6f" officeooo:paragraph-rsid="005011ee"/>
    </style:style>
    <style:style style:name="P519" style:family="paragraph" style:parent-style-name="Standard" style:list-style-name="L17">
      <style:text-properties officeooo:paragraph-rsid="00512b8a"/>
    </style:style>
    <style:style style:name="P520" style:family="paragraph" style:parent-style-name="Standard" style:list-style-name="L17">
      <style:text-properties officeooo:rsid="00512b8a" officeooo:paragraph-rsid="00512b8a"/>
    </style:style>
    <style:style style:name="P521" style:family="paragraph" style:parent-style-name="Standard" style:list-style-name="L17">
      <style:text-properties officeooo:rsid="005195fe" officeooo:paragraph-rsid="00a95ae8"/>
    </style:style>
    <style:style style:name="P522" style:family="paragraph" style:parent-style-name="Standard" style:list-style-name="L17">
      <style:text-properties officeooo:rsid="005195fe" officeooo:paragraph-rsid="005195fe"/>
    </style:style>
    <style:style style:name="P523" style:family="paragraph" style:parent-style-name="Standard" style:list-style-name="L17">
      <style:text-properties officeooo:rsid="0052d138" officeooo:paragraph-rsid="0052d138"/>
    </style:style>
    <style:style style:name="P524" style:family="paragraph" style:parent-style-name="Standard" style:list-style-name="L17">
      <style:text-properties officeooo:rsid="0051e3a4" officeooo:paragraph-rsid="0051e3a4"/>
    </style:style>
    <style:style style:name="P525" style:family="paragraph" style:parent-style-name="Standard" style:list-style-name="L18">
      <style:text-properties officeooo:rsid="005758b2" officeooo:paragraph-rsid="005758b2"/>
    </style:style>
    <style:style style:name="P526" style:family="paragraph" style:parent-style-name="Standard" style:list-style-name="L21">
      <style:text-properties officeooo:rsid="005758b2" officeooo:paragraph-rsid="005758b2"/>
    </style:style>
    <style:style style:name="P527" style:family="paragraph" style:parent-style-name="Standard" style:list-style-name="L21">
      <style:text-properties officeooo:rsid="005758b2" officeooo:paragraph-rsid="006a5078"/>
    </style:style>
    <style:style style:name="P528" style:family="paragraph" style:parent-style-name="Standard" style:list-style-name="L20">
      <style:text-properties officeooo:rsid="005758b2" officeooo:paragraph-rsid="005758b2"/>
    </style:style>
    <style:style style:name="P529" style:family="paragraph" style:parent-style-name="Standard" style:list-style-name="L22">
      <style:text-properties officeooo:rsid="005758b2" officeooo:paragraph-rsid="005758b2"/>
    </style:style>
    <style:style style:name="P530" style:family="paragraph" style:parent-style-name="Standard" style:list-style-name="L23">
      <style:text-properties officeooo:rsid="005758b2" officeooo:paragraph-rsid="00690f49"/>
    </style:style>
    <style:style style:name="P531" style:family="paragraph" style:parent-style-name="Standard" style:list-style-name="L23">
      <style:text-properties officeooo:rsid="005758b2" officeooo:paragraph-rsid="006e64bf"/>
    </style:style>
    <style:style style:name="P532" style:family="paragraph" style:parent-style-name="Standard" style:list-style-name="L23">
      <style:text-properties officeooo:rsid="005758b2" officeooo:paragraph-rsid="00a07a52"/>
    </style:style>
    <style:style style:name="P533" style:family="paragraph" style:parent-style-name="Standard" style:list-style-name="L19">
      <style:text-properties officeooo:rsid="005bae40" officeooo:paragraph-rsid="005bae40"/>
    </style:style>
    <style:style style:name="P534" style:family="paragraph" style:parent-style-name="Standard" style:list-style-name="L20">
      <style:text-properties officeooo:rsid="005fad0a" officeooo:paragraph-rsid="005fad0a"/>
    </style:style>
    <style:style style:name="P535" style:family="paragraph" style:parent-style-name="Standard" style:list-style-name="L20">
      <style:text-properties officeooo:rsid="005e439d" officeooo:paragraph-rsid="0268155c"/>
    </style:style>
    <style:style style:name="P536" style:family="paragraph" style:parent-style-name="Standard" style:list-style-name="L20">
      <style:text-properties officeooo:rsid="005e439d" officeooo:paragraph-rsid="00a43ae3"/>
    </style:style>
    <style:style style:name="P537" style:family="paragraph" style:parent-style-name="Standard" style:list-style-name="L23">
      <style:text-properties officeooo:rsid="005e439d" officeooo:paragraph-rsid="00690f49"/>
    </style:style>
    <style:style style:name="P538" style:family="paragraph" style:parent-style-name="Standard" style:list-style-name="L20">
      <style:text-properties officeooo:rsid="00a43ae3" officeooo:paragraph-rsid="00a43ae3"/>
    </style:style>
    <style:style style:name="P539" style:family="paragraph" style:parent-style-name="Standard" style:list-style-name="L21">
      <style:text-properties officeooo:rsid="0062271a" officeooo:paragraph-rsid="006acf19"/>
    </style:style>
    <style:style style:name="P540" style:family="paragraph" style:parent-style-name="Standard" style:list-style-name="L22">
      <style:text-properties officeooo:rsid="0058c3e7" officeooo:paragraph-rsid="0058c3e7"/>
    </style:style>
    <style:style style:name="P541" style:family="paragraph" style:parent-style-name="Standard" style:list-style-name="L22">
      <style:text-properties officeooo:rsid="006ce341" officeooo:paragraph-rsid="006ce341"/>
    </style:style>
    <style:style style:name="P542" style:family="paragraph" style:parent-style-name="Standard" style:list-style-name="L23">
      <style:text-properties officeooo:rsid="00a1a6fd" officeooo:paragraph-rsid="00a1a6fd"/>
    </style:style>
    <style:style style:name="P543" style:family="paragraph" style:parent-style-name="Standard" style:list-style-name="L23">
      <style:text-properties officeooo:rsid="0089664a" officeooo:paragraph-rsid="0089664a"/>
    </style:style>
    <style:style style:name="P544" style:family="paragraph" style:parent-style-name="Standard" style:list-style-name="L33">
      <style:text-properties officeooo:rsid="0089664a" officeooo:paragraph-rsid="0089664a"/>
    </style:style>
    <style:style style:name="P545" style:family="paragraph" style:parent-style-name="Standard" style:list-style-name="L23">
      <style:text-properties officeooo:rsid="005d86d0" officeooo:paragraph-rsid="005758b2"/>
    </style:style>
    <style:style style:name="P546" style:family="paragraph" style:parent-style-name="Standard" style:list-style-name="L23">
      <style:text-properties officeooo:rsid="0067b928" officeooo:paragraph-rsid="0067b928"/>
    </style:style>
    <style:style style:name="P547" style:family="paragraph" style:parent-style-name="Standard" style:list-style-name="L24">
      <style:text-properties officeooo:rsid="006e64bf" officeooo:paragraph-rsid="006e64bf"/>
    </style:style>
    <style:style style:name="P548" style:family="paragraph" style:parent-style-name="Standard" style:list-style-name="L24">
      <style:text-properties officeooo:rsid="006a5078" officeooo:paragraph-rsid="006a5078"/>
    </style:style>
    <style:style style:name="P549" style:family="paragraph" style:parent-style-name="Standard" style:list-style-name="L25">
      <style:text-properties officeooo:rsid="007004f0" officeooo:paragraph-rsid="007004f0"/>
    </style:style>
    <style:style style:name="P550" style:family="paragraph" style:parent-style-name="Standard" style:list-style-name="L26">
      <style:text-properties officeooo:rsid="007004f0" officeooo:paragraph-rsid="00744a4d"/>
    </style:style>
    <style:style style:name="P551" style:family="paragraph" style:parent-style-name="Standard" style:list-style-name="L26">
      <style:text-properties officeooo:rsid="00744a4d" officeooo:paragraph-rsid="00744a4d"/>
    </style:style>
    <style:style style:name="P552" style:family="paragraph" style:parent-style-name="Standard" style:list-style-name="L27">
      <style:text-properties officeooo:paragraph-rsid="0077ca79"/>
    </style:style>
    <style:style style:name="P553" style:family="paragraph" style:parent-style-name="Standard" style:list-style-name="L27">
      <style:text-properties officeooo:rsid="0077ca79" officeooo:paragraph-rsid="0077ca79"/>
    </style:style>
    <style:style style:name="P554" style:family="paragraph" style:parent-style-name="Standard" style:list-style-name="L27">
      <style:text-properties officeooo:rsid="0079b577" officeooo:paragraph-rsid="0079b577"/>
    </style:style>
    <style:style style:name="P555" style:family="paragraph" style:parent-style-name="Standard" style:list-style-name="L28">
      <style:text-properties officeooo:rsid="0079dab1" officeooo:paragraph-rsid="0079dab1"/>
    </style:style>
    <style:style style:name="P556" style:family="paragraph" style:parent-style-name="Standard" style:list-style-name="L29">
      <style:text-properties officeooo:rsid="008269ad" officeooo:paragraph-rsid="0080409e"/>
    </style:style>
    <style:style style:name="P557" style:family="paragraph" style:parent-style-name="Standard" style:list-style-name="L30">
      <style:text-properties officeooo:rsid="0085ea69" officeooo:paragraph-rsid="0085ea69"/>
    </style:style>
    <style:style style:name="P558" style:family="paragraph" style:parent-style-name="Standard" style:list-style-name="L34">
      <style:text-properties officeooo:rsid="0085ea69" officeooo:paragraph-rsid="00930fe7"/>
    </style:style>
    <style:style style:name="P559" style:family="paragraph" style:parent-style-name="Standard" style:list-style-name="L30">
      <style:text-properties officeooo:rsid="0080409e" officeooo:paragraph-rsid="008336a4"/>
    </style:style>
    <style:style style:name="P560" style:family="paragraph" style:parent-style-name="Standard" style:list-style-name="L31">
      <style:text-properties officeooo:rsid="0080409e" officeooo:paragraph-rsid="0080409e"/>
    </style:style>
    <style:style style:name="P561" style:family="paragraph" style:parent-style-name="Standard" style:list-style-name="L30">
      <style:text-properties officeooo:rsid="008336a4" officeooo:paragraph-rsid="008336a4"/>
    </style:style>
    <style:style style:name="P562" style:family="paragraph" style:parent-style-name="Standard" style:list-style-name="L32">
      <style:text-properties officeooo:rsid="008336a4" officeooo:paragraph-rsid="008336a4"/>
    </style:style>
    <style:style style:name="P563" style:family="paragraph" style:parent-style-name="Standard" style:list-style-name="L33">
      <style:text-properties officeooo:rsid="008336a4" officeooo:paragraph-rsid="008336a4"/>
    </style:style>
    <style:style style:name="P564" style:family="paragraph" style:parent-style-name="Standard" style:list-style-name="L37">
      <style:text-properties officeooo:rsid="008336a4" officeooo:paragraph-rsid="008336a4"/>
    </style:style>
    <style:style style:name="P565" style:family="paragraph" style:parent-style-name="Standard" style:list-style-name="L37">
      <style:text-properties officeooo:rsid="008336a4" officeooo:paragraph-rsid="009b04e5"/>
    </style:style>
    <style:style style:name="P566" style:family="paragraph" style:parent-style-name="Standard" style:list-style-name="L30">
      <style:text-properties officeooo:rsid="0087e2dc" officeooo:paragraph-rsid="0087e2dc"/>
    </style:style>
    <style:style style:name="P567" style:family="paragraph" style:parent-style-name="Standard" style:list-style-name="L31">
      <style:text-properties officeooo:rsid="008392b4" officeooo:paragraph-rsid="008392b4"/>
    </style:style>
    <style:style style:name="P568" style:family="paragraph" style:parent-style-name="Standard" style:list-style-name="L33">
      <style:text-properties officeooo:rsid="008392b4" officeooo:paragraph-rsid="008392b4"/>
    </style:style>
    <style:style style:name="P569" style:family="paragraph" style:parent-style-name="Standard" style:list-style-name="L33">
      <style:text-properties officeooo:rsid="008392b4" officeooo:paragraph-rsid="00930fe7"/>
    </style:style>
    <style:style style:name="P570" style:family="paragraph" style:parent-style-name="Standard" style:list-style-name="L31">
      <style:text-properties officeooo:rsid="0082ef1d" officeooo:paragraph-rsid="0082ef1d"/>
    </style:style>
    <style:style style:name="P571" style:family="paragraph" style:parent-style-name="Standard" style:list-style-name="L34">
      <style:text-properties officeooo:paragraph-rsid="00930fe7"/>
    </style:style>
    <style:style style:name="P572" style:family="paragraph" style:parent-style-name="Standard" style:list-style-name="L35">
      <style:text-properties officeooo:paragraph-rsid="00930fe7"/>
    </style:style>
    <style:style style:name="P573" style:family="paragraph" style:parent-style-name="Standard" style:list-style-name="L33">
      <style:text-properties officeooo:rsid="0089ae9c" officeooo:paragraph-rsid="0089ae9c"/>
    </style:style>
    <style:style style:name="P574" style:family="paragraph" style:parent-style-name="Standard" style:list-style-name="L33">
      <style:text-properties officeooo:rsid="0089ae9c" officeooo:paragraph-rsid="009454d4"/>
    </style:style>
    <style:style style:name="P575" style:family="paragraph" style:parent-style-name="Standard" style:list-style-name="L33">
      <style:text-properties officeooo:rsid="00913785" officeooo:paragraph-rsid="00913785"/>
    </style:style>
    <style:style style:name="P576" style:family="paragraph" style:parent-style-name="Standard" style:list-style-name="L33">
      <style:text-properties officeooo:rsid="00907f97" officeooo:paragraph-rsid="00907f97"/>
    </style:style>
    <style:style style:name="P577" style:family="paragraph" style:parent-style-name="Standard" style:list-style-name="L36">
      <style:text-properties officeooo:rsid="00907f97" officeooo:paragraph-rsid="00907f97"/>
    </style:style>
    <style:style style:name="P578" style:family="paragraph" style:parent-style-name="Standard" style:list-style-name="L36">
      <style:text-properties officeooo:paragraph-rsid="00907f97"/>
    </style:style>
    <style:style style:name="P579" style:family="paragraph" style:parent-style-name="Standard" style:list-style-name="L37">
      <style:text-properties officeooo:rsid="0099944a" officeooo:paragraph-rsid="009b04e5"/>
    </style:style>
    <style:style style:name="P580" style:family="paragraph" style:parent-style-name="Standard" style:list-style-name="L38">
      <style:text-properties officeooo:rsid="00ad094e" officeooo:paragraph-rsid="00ad094e"/>
    </style:style>
    <style:style style:name="P581" style:family="paragraph" style:parent-style-name="Standard" style:list-style-name="L38">
      <style:text-properties officeooo:rsid="00ad094e" officeooo:paragraph-rsid="00ada181"/>
    </style:style>
    <style:style style:name="P582" style:family="paragraph" style:parent-style-name="Standard" style:list-style-name="L39">
      <style:text-properties officeooo:rsid="00ad094e" officeooo:paragraph-rsid="00ad094e"/>
    </style:style>
    <style:style style:name="P583" style:family="paragraph" style:parent-style-name="Standard" style:list-style-name="L40">
      <style:text-properties officeooo:rsid="00b7d5fe" officeooo:paragraph-rsid="00b7d5fe"/>
    </style:style>
    <style:style style:name="P584" style:family="paragraph" style:parent-style-name="Standard" style:list-style-name="L41">
      <style:text-properties officeooo:rsid="00b837c4" officeooo:paragraph-rsid="00b837c4"/>
    </style:style>
    <style:style style:name="P585" style:family="paragraph" style:parent-style-name="Standard" style:list-style-name="L42">
      <style:text-properties officeooo:rsid="00b6cec8" officeooo:paragraph-rsid="00b6cec8"/>
    </style:style>
    <style:style style:name="P586" style:family="paragraph" style:parent-style-name="Standard" style:list-style-name="L43">
      <style:text-properties officeooo:rsid="00d24909" officeooo:paragraph-rsid="00d24909"/>
    </style:style>
    <style:style style:name="P587" style:family="paragraph" style:parent-style-name="Standard" style:list-style-name="L44">
      <style:text-properties officeooo:rsid="00d375c5" officeooo:paragraph-rsid="00d375c5"/>
    </style:style>
    <style:style style:name="P588" style:family="paragraph" style:parent-style-name="Standard" style:list-style-name="L44">
      <style:text-properties officeooo:rsid="00d375c5" officeooo:paragraph-rsid="011f4168"/>
    </style:style>
    <style:style style:name="P589" style:family="paragraph" style:parent-style-name="Standard" style:list-style-name="L44">
      <style:text-properties fo:font-weight="bold" officeooo:rsid="00d375c5" officeooo:paragraph-rsid="00d375c5" style:font-weight-asian="bold" style:font-weight-complex="bold"/>
    </style:style>
    <style:style style:name="P590" style:family="paragraph" style:parent-style-name="Standard" style:list-style-name="L14">
      <style:text-properties fo:font-weight="bold" officeooo:rsid="0039bf20" officeooo:paragraph-rsid="00fea319" style:font-weight-asian="bold" style:font-weight-complex="bold"/>
    </style:style>
    <style:style style:name="P591" style:family="paragraph" style:parent-style-name="Standard" style:list-style-name="L14">
      <style:text-properties fo:font-weight="bold" officeooo:rsid="0100c76d" officeooo:paragraph-rsid="0100c76d" style:font-weight-asian="bold" style:font-weight-complex="bold"/>
    </style:style>
    <style:style style:name="P592" style:family="paragraph" style:parent-style-name="Standard" style:list-style-name="L14">
      <style:text-properties fo:font-weight="bold" officeooo:rsid="0041004c" officeooo:paragraph-rsid="00fea319" style:font-weight-asian="bold" style:font-weight-complex="bold"/>
    </style:style>
    <style:style style:name="P593" style:family="paragraph" style:parent-style-name="Standard" style:list-style-name="L14">
      <style:text-properties fo:font-weight="bold" officeooo:rsid="004ccff6" officeooo:paragraph-rsid="00fea319" style:font-weight-asian="bold" style:font-weight-complex="bold"/>
    </style:style>
    <style:style style:name="P59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9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9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9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60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60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02"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3"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4"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5"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7"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0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09"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0"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7"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18"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1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20"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1"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2"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23" style:family="paragraph" style:parent-style-name="Standard" style:list-style-name="L60">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6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4a255" officeooo:paragraph-rsid="0274a255" style:text-blinking="false" style:font-size-asian="10.5pt" style:font-weight-asian="bold" style:font-size-complex="10.5pt" style:font-weight-complex="bold"/>
    </style:style>
    <style:style style:name="P626" style:family="paragraph" style:parent-style-name="Standard" style:list-style-name="L14">
      <style:text-properties officeooo:rsid="0100c76d" officeooo:paragraph-rsid="0100c76d"/>
    </style:style>
    <style:style style:name="P627" style:family="paragraph" style:parent-style-name="Standard" style:list-style-name="L14">
      <style:text-properties officeooo:rsid="00ff462b" officeooo:paragraph-rsid="00ff462b"/>
    </style:style>
    <style:style style:name="P628" style:family="paragraph" style:parent-style-name="Standard" style:list-style-name="L14">
      <style:text-properties officeooo:rsid="0181830d" officeooo:paragraph-rsid="0181830d"/>
    </style:style>
    <style:style style:name="P629" style:family="paragraph" style:parent-style-name="Standard" style:list-style-name="L14">
      <style:text-properties officeooo:rsid="01845863" officeooo:paragraph-rsid="01845863"/>
    </style:style>
    <style:style style:name="P630" style:family="paragraph" style:parent-style-name="Standard" style:list-style-name="L46">
      <style:text-properties officeooo:rsid="01071997" officeooo:paragraph-rsid="01071997"/>
    </style:style>
    <style:style style:name="P631" style:family="paragraph" style:parent-style-name="Standard" style:list-style-name="L46">
      <style:text-properties officeooo:rsid="01071997" officeooo:paragraph-rsid="010a032d"/>
    </style:style>
    <style:style style:name="P632" style:family="paragraph" style:parent-style-name="Standard" style:list-style-name="L46">
      <style:text-properties officeooo:rsid="01071997" officeooo:paragraph-rsid="014d1806"/>
    </style:style>
    <style:style style:name="P633" style:family="paragraph" style:parent-style-name="Standard" style:list-style-name="L46">
      <style:text-properties officeooo:rsid="01042038" officeooo:paragraph-rsid="01071997"/>
    </style:style>
    <style:style style:name="P634" style:family="paragraph" style:parent-style-name="Standard" style:list-style-name="L46">
      <style:text-properties officeooo:rsid="01042038" officeooo:paragraph-rsid="014d1806"/>
    </style:style>
    <style:style style:name="P635" style:family="paragraph" style:parent-style-name="Standard" style:list-style-name="L46">
      <style:text-properties officeooo:rsid="0109221d" officeooo:paragraph-rsid="010bb800"/>
    </style:style>
    <style:style style:name="P636" style:family="paragraph" style:parent-style-name="Standard" style:list-style-name="L46">
      <style:text-properties officeooo:rsid="0109221d" officeooo:paragraph-rsid="014d1806"/>
    </style:style>
    <style:style style:name="P637" style:family="paragraph" style:parent-style-name="Standard" style:list-style-name="L46">
      <style:text-properties officeooo:rsid="010bb800" officeooo:paragraph-rsid="010bb800"/>
    </style:style>
    <style:style style:name="P638" style:family="paragraph" style:parent-style-name="Standard" style:list-style-name="L56">
      <style:text-properties officeooo:rsid="01b5dc1d" officeooo:paragraph-rsid="01b5dc1d"/>
    </style:style>
    <style:style style:name="P639" style:family="paragraph" style:parent-style-name="Standard" style:list-style-name="L56">
      <style:text-properties officeooo:rsid="01b5dc1d" officeooo:paragraph-rsid="01b73207"/>
    </style:style>
    <style:style style:name="P640" style:family="paragraph" style:parent-style-name="Text_20_body" style:list-style-name="L33">
      <style:text-properties officeooo:rsid="008392b4" officeooo:paragraph-rsid="0085ea69"/>
    </style:style>
    <style:style style:name="P641"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42"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4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1656537697" text:style-name="L1">
        <text:list-item>
          <text:p text:style-name="P641"><text:span text:style-name="T6">解説ビデオの論文に対して、</text:span><text:span text:style-name="T5">Twitter</text:span><text:span text:style-name="T6">の動向を分析する​</text:span></text:p>
        </text:list-item>
        <text:list-item>
          <text:p text:style-name="P642">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810090117" text:style-name="L2">
        <text:list-item>
          <text:p text:style-name="P485">cs.LG 19.01~19.03 → <text:s/>발표 후 1년 간 동향 관찰에 적합</text:p>
          <text:list>
            <text:list-item>
              <text:p text:style-name="P48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1055329538" text:style-name="L3">
        <text:list-item>
          <text:p text:style-name="P487">논문 데이터셋으로 전체 검색(;)</text:p>
        </text:list-item>
        <text:list-item>
          <text:p text:style-name="P487">유명 ai채널?</text:p>
          <text:list>
            <text:list-item>
              <text:p text:style-name="P487">예를들어, 논문 데이터셋 내의 arxiv url 언급 컨텐츠가 n개 이상</text:p>
              <text:list>
                <text:list-item>
                  <text:p text:style-name="P489">+내용이 논문 해설 비디오</text:p>
                </text:list-item>
                <text:list-item>
                  <text:p text:style-name="P487">논문 데이터셋에 분야/기간이 있다면, 해당 채널의 분야에 대한 관심도 지표의 추이 측정 가능</text:p>
                </text:list-item>
              </text:list>
            </text:list-item>
            <text:list-item>
              <text:p text:style-name="P487">+ (구독자 수, 뷰 수… / 운영일) &gt; m</text:p>
            </text:list-item>
          </text:list>
        </text:list-item>
      </text:list>
      <text:p text:style-name="P48">비디오 데이터셋 예시</text:p>
      <text:list xml:id="list1357537673" text:style-name="L4">
        <text:list-item>
          <text:p text:style-name="P488">논문 데이터셋으로 전체 검색(;)</text:p>
        </text:list-item>
        <text:list-item>
          <text:p text:style-name="P488">채널 데이터셋에서 논문 관련 컨텐츠 검색</text:p>
          <text:list>
            <text:list-item>
              <text:p text:style-name="P488">키워드 → 프리프린트엔 키워드 없음…</text:p>
            </text:list-item>
            <text:list-item>
              <text:p text:style-name="P490">url</text:p>
            </text:list-item>
            <text:list-item>
              <text:p text:style-name="P490">타이틀 그대로</text:p>
            </text:list-item>
          </text:list>
        </text:list-item>
      </text:list>
      <text:p text:style-name="P52">인용 데이터셋 예시</text:p>
      <text:list xml:id="list3927807036" text:style-name="L5">
        <text:list-item>
          <text:p text:style-name="P491">arxiv→Semantic Scholar API</text:p>
        </text:list-item>
      </text:list>
      <text:list xml:id="list2766899806" text:style-name="L6">
        <text:list-item>
          <text:list>
            <text:list-item>
              <text:p text:style-name="P494"><text:a xlink:type="simple" xlink:href="https://api.semanticscholar.org/" text:style-name="Internet_20_link" text:visited-style-name="Visited_20_Internet_20_Link">https://api.semanticscholar.org/</text:a></text:p>
            </text:list-item>
            <text:list-item>
              <text:p text:style-name="P492">Accessible Paper Identifiers and Examples:</text:p>
            </text:list-item>
          </text:list>
        </text:list-item>
      </text:list>
      <text:list xml:id="list4197946758" text:style-name="L7">
        <text:list-item>
          <text:list>
            <text:list-item>
              <text:list>
                <text:list-item>
                  <text:p text:style-name="P493">S2 Paper ID : https://api.semanticscholar.org/v1/paper/0796f6cd7f0403a854d67d525e9b32af3b277331</text:p>
                </text:list-item>
                <text:list-item>
                  <text:p text:style-name="P493">DOI : https://api.semanticscholar.org/v1/paper/10.1038/nrn3241</text:p>
                </text:list-item>
                <text:list-item>
                  <text:p text:style-name="P493">ArXiv ID : https://api.semanticscholar.org/v1/paper/arXiv:1705.10311</text:p>
                </text:list-item>
                <text:list-item>
                  <text:p text:style-name="P493">MAG ID : https://api.semanticscholar.org/v1/paper/MAG:112218234</text:p>
                </text:list-item>
                <text:list-item>
                  <text:p text:style-name="P493">ACL ID : https://api.semanticscholar.org/v1/paper/ACL:W12-3903</text:p>
                </text:list-item>
                <text:list-item>
                  <text:p text:style-name="P493">PubMed ID : https://api.semanticscholar.org/v1/paper/PMID:19872477</text:p>
                </text:list-item>
                <text:list-item>
                  <text:p text:style-name="P49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3715076395810" text:continue-list="list3927807036" text:style-name="L5">
        <text:list-item>
          <text:p text:style-name="P491">Semantic Scholar JSON→ Scopus (API?)에서 발행 날짜 수집</text:p>
        </text:list-item>
      </text:list>
      <text:p text:style-name="P51"/>
      <text:p text:style-name="P47"/>
      <text:p text:style-name="P12">1. 유튜브 비디오 통계(정성적)</text:p>
      <text:p text:style-name="P47">데이터셋 예시</text:p>
      <text:list xml:id="list3793028864" text:style-name="L8">
        <text:list-item>
          <text:p text:style-name="P495">cs.ML분야 2016~2019</text:p>
          <text:list>
            <text:list-item>
              <text:p text:style-name="P495"><text:tab/></text:p>
            </text:list-item>
          </text:list>
        </text:list-item>
      </text:list>
      <text:p text:style-name="P47">기본 제공 속성</text:p>
      <text:list xml:id="list2560173894" text:style-name="L9">
        <text:list-item>
          <text:p text:style-name="P496">-채널</text:p>
        </text:list-item>
        <text:list-item>
          <text:p text:style-name="P496">-길이</text:p>
        </text:list-item>
        <text:list-item>
          <text:p text:style-name="P498">-공개일</text:p>
        </text:list-item>
        <text:list-item>
          <text:p text:style-name="P498">-라이브스트리밍?</text:p>
        </text:list-item>
        <text:list-item>
          <text:p text:style-name="P498">-카운트(누계)</text:p>
        </text:list-item>
      </text:list>
      <text:p text:style-name="P42">커스텀 속성</text:p>
      <text:list xml:id="list1024586570" text:style-name="L10">
        <text:list-item>
          <text:p text:style-name="P499">-유저 타입</text:p>
          <text:list>
            <text:list-item>
              <text:p text:style-name="P499">-개인</text:p>
              <text:list>
                <text:list-item>
                  <text:p text:style-name="P499">-일반인</text:p>
                </text:list-item>
                <text:list-item>
                  <text:p text:style-name="P499">-연구원</text:p>
                </text:list-item>
                <text:list-item>
                  <text:p text:style-name="P499">-전문가</text:p>
                </text:list-item>
                <text:list-item>
                  <text:p text:style-name="P499"><text:soft-page-break/>-저널리스트</text:p>
                </text:list-item>
                <text:list-item>
                  <text:p text:style-name="P499">-기타</text:p>
                </text:list-item>
              </text:list>
            </text:list-item>
            <text:list-item>
              <text:p text:style-name="P499">-조직</text:p>
              <text:list>
                <text:list-item>
                  <text:p text:style-name="P499">-연구기관</text:p>
                </text:list-item>
                <text:list-item>
                  <text:p text:style-name="P499">-펀드</text:p>
                </text:list-item>
                <text:list-item>
                  <text:p text:style-name="P499">-시민 조직</text:p>
                </text:list-item>
                <text:list-item>
                  <text:p text:style-name="P499">-정부기관</text:p>
                </text:list-item>
                <text:list-item>
                  <text:p text:style-name="P499">-비즈니스</text:p>
                </text:list-item>
                <text:list-item>
                  <text:p text:style-name="P499">-미디어</text:p>
                </text:list-item>
                <text:list-item>
                  <text:p text:style-name="P499">-저널/출판</text:p>
                </text:list-item>
                <text:list-item>
                  <text:p text:style-name="P499">-기타</text:p>
                </text:list-item>
              </text:list>
            </text:list-item>
            <text:list-item>
              <text:p text:style-name="P499">-기타</text:p>
            </text:list-item>
          </text:list>
        </text:list-item>
        <text:list-item>
          <text:p text:style-name="P500">내용</text:p>
          <text:list>
            <text:list-item>
              <text:p text:style-name="P500">논문 해설</text:p>
              <text:list>
                <text:list-item>
                  <text:p text:style-name="P500">대상 논문 수:단수/복수</text:p>
                </text:list-item>
                <text:list-item>
                  <text:p text:style-name="P500">해설 강도:집중/간단</text:p>
                </text:list-item>
              </text:list>
            </text:list-item>
            <text:list-item>
              <text:p text:style-name="P500">대화/인터뷰</text:p>
            </text:list-item>
            <text:list-item>
              <text:p text:style-name="P500">일상</text:p>
            </text:list-item>
          </text:list>
        </text:list-item>
        <text:list-item>
          <text:p text:style-name="P500">커뮤니케이션</text:p>
          <text:list>
            <text:list-item>
              <text:p text:style-name="P500">코멘트</text:p>
              <text:list>
                <text:list-item>
                  <text:p text:style-name="P500">→ 유저 타입 통계</text:p>
                  <text:list>
                    <text:list-item>
                      <text:p text:style-name="P500">샘플 전체 <text:span text:style-name="T7">vs 대상 논문 분야별 비디오 전체(논문 해설 비디오 한정) vs 채널별 비디오 전체</text:span></text:p>
                    </text:list-item>
                    <text:list-item>
                      <text:p text:style-name="P500"/>
                    </text:list-item>
                  </text:list>
                </text:list-item>
              </text:list>
            </text:list-item>
          </text:list>
        </text:list-item>
      </text:list>
      <text:p text:style-name="P49"/>
      <text:p text:style-name="P49"/>
      <text:p text:style-name="P13">2. 유튜브와 트윗 간 상호작용</text:p>
      <text:list xml:id="list3668026482" text:style-name="L11">
        <text:list-item>
          <text:p text:style-name="P502">비디오 유무 그룹에 대한 트윗 통계 차이</text:p>
        </text:list-item>
      </text:list>
      <text:list xml:id="list3169078718" text:style-name="L12">
        <text:list-item>
          <text:p text:style-name="P501">()논문 데이터셋 대상 언급 비디오</text:p>
        </text:list-item>
        <text:list-item>
          <text:p text:style-name="P501">언급(혹은 집중 해설)비디오 대상 논문의 (같은 분야)전후 논문 <text:span text:style-name="T7">url취득</text:span></text:p>
        </text:list-item>
        <text:list-item>
          <text:p text:style-name="P497">url로 유튜브 전체 검색</text:p>
          <text:list>
            <text:list-item>
              <text:p text:style-name="P497">존재→ 그 이전(다음) 논문으로 시도</text:p>
            </text:list-item>
            <text:list-item>
              <text:p text:style-name="P497">비존재→ 논문 채택</text:p>
            </text:list-item>
          </text:list>
        </text:list-item>
        <text:list-item>
          <text:p text:style-name="P497">논문에 대해 altmetric twitter수집</text:p>
        </text:list-item>
        <text:list-item>
          <text:p text:style-name="P497">비디오 유 그룹과 무 그룹 간 트윗 통계 비교</text:p>
        </text:list-item>
      </text:list>
      <text:p text:style-name="P41"/>
      <text:p text:style-name="P14">200521</text:p>
      <text:p text:style-name="P57">논문 데이터셋→ 비디오 데이터셋 수집</text:p>
      <text:list xml:id="list393582741" text:style-name="L13">
        <text:list-item>
          <text:p text:style-name="P504">논문 url로 유튜브 전체 검색 → 비디오 수집</text:p>
        </text:list-item>
        <text:list-item>
          <text:p text:style-name="P504">논문 altmetric twitter수집</text:p>
        </text:list-item>
        <text:list-item>
          <text:p text:style-name="P504">논문을 비디오 유무 그룹으로 나눠서</text:p>
        </text:list-item>
        <text:list-item>
          <text:p text:style-name="P504">(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1940311771" text:style-name="L14">
        <text:list-item>
          <text:p text:style-name="P505">paper_explanation: 대상 논문 해설을 예고/논문의 진척, 새로운 결과 등을 소개(/논문 저자)</text:p>
          <text:list>
            <text:list-item>
              <text:p text:style-name="P505">대상 논문 해설할 것을 예고, 논문 제목을 명시해야함</text:p>
            </text:list-item>
            <text:list-item>
              <text:p text:style-name="P505">논문 원문의 일부가 표시되어야 함</text:p>
            </text:list-item>
            <text:list-item>
              <text:p text:style-name="P505">논문을 그냥 읽는 것도 포함</text:p>
            </text:list-item>
            <text:list-item>
              <text:p text:style-name="P505">형식: 프레젠테이션, 판서, ...</text:p>
            </text:list-item>
            <text:list-item>
              <text:p text:style-name="P505">청중이 학술 관련자(학회 발표<text:span text:style-name="T9">)</text:span></text:p>
            </text:list-item>
          </text:list>
        </text:list-item>
        <text:list-item>
          <text:p text:style-name="P505">paper_supplementary: 논문 내에서 supplementary로 명시/description에서 supplementary, demo 등을 명시</text:p>
        </text:list-item>
        <text:list-item>
          <text:p text:style-name="P505">paper_application: 논문의 수법, 기술을 적용, 활용한 독자적인 결과 영상, 소개</text:p>
        </text:list-item>
        <text:list-item>
          <text:p text:style-name="P507">paper_assessment: (논문 소개 후에) 논문 평가가 주요 내용</text:p>
        </text:list-item>
        <text:list-item>
          <text:p text:style-name="P507">paper_reference: 주제의 일환으로 논문의 존재나 관련된 내용을 언급할 뿐, 논문의 해설되지 않음/영상 중 논문 언급이 없음/연구</text:p>
          <text:list>
            <text:list-item>
              <text:p text:style-name="P510">초두에 논문 해설할 것을 명시하지 않음</text:p>
            </text:list-item>
            <text:list-item>
              <text:p text:style-name="P512">description상에 reference로 명시되어 있음</text:p>
            </text:list-item>
            <text:list-item>
              <text:p text:style-name="P510">논문 언급 분량이 적음</text:p>
            </text:list-item>
            <text:list-item>
              <text:p text:style-name="P510">논문 본문이 표시될 수 있음</text:p>
            </text:list-item>
            <text:list-item>
              <text:p text:style-name="P510">프레젠테이션일수도 있음</text:p>
            </text:list-item>
          </text:list>
        </text:list-item>
        <text:list-item>
          <text:p text:style-name="P513">news: 논문이 주 내용이나, 홍보가 주 목적, 설명은 있으나 해설이 주 목적이 아님</text:p>
          <text:list>
            <text:list-item>
              <text:p text:style-name="P513">청중이 일반인</text:p>
            </text:list-item>
          </text:list>
        </text:list-item>
        <text:list-item>
          <text:p text:style-name="P513">dialogue</text:p>
        </text:list-item>
        <text:list-item>
          <text:p text:style-name="P513">routine: </text:p>
          <text:list>
            <text:list-item>
              <text:p text:style-name="P514">논문 읽는 자신의 일상을 보여주는(…<text:span text:style-name="T10">)</text:span></text:p>
            </text:list-item>
          </text:list>
        </text:list-item>
      </text:list>
      <text:p text:style-name="P61">channels</text:p>
      <text:p text:style-name="P61">user_type</text:p>
      <text:list xml:id="list1479346417" text:style-name="L15">
        <text:list-item>
          <text:p text:style-name="P509">individual_researchers: 연구 실적이 존재, 학생/교원/연구소 소속</text:p>
        </text:list-item>
        <text:list-item>
          <text:p text:style-name="P509">individual_citizens: 연관은 있으나 연구계에서의 역할이 불분명한 자. 연구조직 경영진 등</text:p>
        </text:list-item>
        <text:list-item>
          <text:p text:style-name="P509">individual_journalists: 종합적 이슈 소개</text:p>
        </text:list-item>
        <text:list-item>
          <text:p text:style-name="P509">individual_professionals: 전문직?</text:p>
        </text:list-item>
        <text:list-item>
          <text:p text:style-name="P509">researcher_community: 비영리 조직. 외부의 불특정 인물의 비교적 자유로운 참여가 가능</text:p>
        </text:list-item>
        <text:list-item>
          <text:p text:style-name="P509">researach_organization: 비영리 조직, 배타적 조직, 정식 조직</text:p>
        </text:list-item>
        <text:list-item>
          <text:p text:style-name="P509">funding</text:p>
        </text:list-item>
        <text:list-item>
          <text:p text:style-name="P509">public: 정부, 행정계</text:p>
        </text:list-item>
        <text:list-item>
          <text:p text:style-name="P509">publisher/journal</text:p>
        </text:list-item>
        <text:list-item>
          <text:p text:style-name="P516">civil_society: 시민사회조직</text:p>
        </text:list-item>
        <text:list-item>
          <text:p text:style-name="P509">media: 정식 사업 등록된 미디어</text:p>
        </text:list-item>
        <text:list-item>
          <text:p text:style-name="P509">business: 기업. 기업 내 연구조직은 이쪽.</text:p>
        </text:list-item>
        <text:list-item>
          <text:p text:style-name="P509">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258464036" text:style-name="L16">
        <text:list-item>
          <text:p text:style-name="P517">비디오가 만들어진 논문 비율 적음. 현재 비디오는 보급X. 앞으로 논문 평가에 비디오가 유효하다는 인식이 생기면 비디오 비율 증가할 가능성이 높다</text:p>
          <text:list>
            <text:list-item>
              <text:p text:style-name="P518">Nature Science 비디오도 현재 시행착오 수준</text:p>
            </text:list-item>
            <text:list-item>
              <text:p text:style-name="P518"/>
            </text:list-item>
          </text:list>
        </text:list-item>
        <text:list-item>
          <text:p text:style-name="P518">구체적으로 비디오가 논문에 공헌한 예(피인용 뿐 아니라, 대중 인식에 기여한 점 ex인공지능 붐 초기 비디오를 통한 대중화 기여 케이스는 없는가?)</text:p>
        </text:list-item>
        <text:list-item>
          <text:p text:style-name="P518">SNS플랫폼에 따른 유저 타입 ex</text:p>
          <text:list>
            <text:list-item>
              <text:p text:style-name="P518">트위터: 전문가가 많이 활동 ← 이건 어떻게? 선행연구</text:p>
            </text:list-item>
            <text:list-item>
              <text:p text:style-name="P518">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1492316375" text:style-name="L17">
        <text:list-item>
          <text:p text:style-name="P520">유튜브상의 학술 관련 영상 수 추이</text:p>
          <text:list>
            <text:list-item>
              <text:p text:style-name="P519">비디오 수?</text:p>
              <text:list>
                <text:list-item>
                  <text:p text:style-name="P520">Q= arxiv.org/science.sciencemag.org/... </text:p>
                  <text:list>
                    <text:list-item>
                      <text:p text:style-name="P521">q=science.sciencemag.org / <text:span text:style-name="T11">science.sciencemag.org/content</text:span></text:p>
                      <text:list>
                        <text:list-item>
                          <text:p text:style-name="P523">2005: 0</text:p>
                        </text:list-item>
                        <text:list-item>
                          <text:p text:style-name="P523">2006: 1/<text:span text:style-name="T13">0</text:span></text:p>
                        </text:list-item>
                        <text:list-item>
                          <text:p text:style-name="P524">2007: <text:span text:style-name="T12">6</text:span>/0</text:p>
                        </text:list-item>
                        <text:list-item>
                          <text:p text:style-name="P524">2008: <text:span text:style-name="T12">36</text:span>/3</text:p>
                        </text:list-item>
                        <text:list-item>
                          <text:p text:style-name="P522">2009: 51/<text:span text:style-name="T11">22</text:span></text:p>
                        </text:list-item>
                        <text:list-item>
                          <text:p text:style-name="P522">2010: 64/<text:span text:style-name="T11">38</text:span></text:p>
                        </text:list-item>
                        <text:list-item>
                          <text:p text:style-name="P522">2011: 113/<text:span text:style-name="T11">62</text:span></text:p>
                        </text:list-item>
                        <text:list-item>
                          <text:p text:style-name="P522">2012: 207/<text:span text:style-name="T11">84</text:span></text:p>
                        </text:list-item>
                        <text:list-item>
                          <text:p text:style-name="P522">2013: 310/<text:span text:style-name="T11">137</text:span></text:p>
                        </text:list-item>
                        <text:list-item>
                          <text:p text:style-name="P522">2014: 420/<text:span text:style-name="T11">210</text:span></text:p>
                        </text:list-item>
                        <text:list-item>
                          <text:p text:style-name="P522">2015: 557/<text:span text:style-name="T11">253</text:span></text:p>
                        </text:list-item>
                        <text:list-item>
                          <text:p text:style-name="P522">2016: 973/<text:span text:style-name="T11">300</text:span></text:p>
                        </text:list-item>
                        <text:list-item>
                          <text:p text:style-name="P522">2017: 1414/<text:span text:style-name="T11">504</text:span></text:p>
                        </text:list-item>
                        <text:list-item>
                          <text:p text:style-name="P522">2018: 2194/<text:span text:style-name="T11">784</text:span></text:p>
                        </text:list-item>
                        <text:list-item>
                          <text:p text:style-name="P522">2019: 2223/<text:span text:style-name="T11">1270</text:span></text:p>
                        </text:list-item>
                      </text:list>
                    </text:list-item>
                  </text:list>
                </text:list-item>
              </text:list>
            </text:list-item>
            <text:list-item>
              <text:p text:style-name="P519">채널 수?</text:p>
              <text:list>
                <text:list-item>
                  <text:p text:style-name="P520">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64178364" text:style-name="L18">
        <text:list-item>
          <text:p text:style-name="P525">Science communication</text:p>
        </text:list-item>
        <text:list-item>
          <text:p text:style-name="P525">Scholarly communication</text:p>
        </text:list-item>
        <text:list-item>
          <text:p text:style-name="P525">Research communication: ?</text:p>
        </text:list-item>
      </text:list>
      <text:p text:style-name="P67"/>
      <text:p text:style-name="P66">배경</text:p>
      <text:p text:style-name="P68">과학에 있어서 커뮤니케이션</text:p>
      <text:list xml:id="list4076301786" text:style-name="L19">
        <text:list-item>
          <text:p text:style-name="P533">학술 커뮤니케이션의 시작: 저널 출간</text:p>
        </text:list-item>
        <text:list-item>
          <text:p text:style-name="P533">과학 커뮤니케이션의 대두: 뉴스, 잡지 등</text:p>
        </text:list-item>
      </text:list>
      <text:p text:style-name="P71">과학 커뮤니케이션: 최근 온라인 미디어가 주목</text:p>
      <text:list xml:id="list1219856916" text:style-name="L20">
        <text:list-item>
          <text:p text:style-name="P534"><text:soft-page-break/>altmetric</text:p>
          <text:list>
            <text:list-item>
              <text:p text:style-name="P535"><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38">Twitter</text:p>
          <text:list>
            <text:list-item>
              <text:p text:style-name="P536">[2018,Didegah et al.]논문 언급 트위터에 관한 정성적 연구: 대부분 비생산적,단순확산 목적, 봇</text:p>
            </text:list-item>
          </text:list>
        </text:list-item>
      </text:list>
      <text:p text:style-name="P67"/>
      <text:p text:style-name="P67">유튜브는 마케팅/수익 플랫폼</text:p>
      <text:list xml:id="list1651436643" text:style-name="L21">
        <text:list-item>
          <text:p text:style-name="P526">UGC<text:span text:style-name="T18">(유저, 소비자 컨텐츠)</text:span>→PGC<text:span text:style-name="T18">(기업, 브랜딩)</text:span>를 통한 마케팅/수익 플랫폼화<text:span text:style-name="T18">(2006)</text:span></text:p>
        </text:list-item>
        <text:list-item>
          <text:p text:style-name="P52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39"><text:span text:style-name="T20">[Figueiredo et al., 2011; Szabo and Huberman, 2010; Zhou et al., 2010]</text:span>rich-get-richer</text:p>
        </text:list-item>
      </text:list>
      <text:p text:style-name="P67"/>
      <text:p text:style-name="P37">과학/연구 관련 비디오 활동 및 그에 관한 연구도 증가</text:p>
      <text:list xml:id="list163716464611873" text:continue-list="list1219856916" text:style-name="L20">
        <text:list-item>
          <text:p text:style-name="P528">학술 커뮤니케이션における비디오：</text:p>
          <text:list>
            <text:list-item>
              <text:p text:style-name="P528">[2012,Kousha et al.]YT <text:span text:style-name="T16">Video citation: </text:span>Scopus, 2006~2011 → 증가세</text:p>
            </text:list-item>
          </text:list>
        </text:list-item>
      </text:list>
      <text:list xml:id="list2410592088" text:style-name="L22">
        <text:list-item>
          <text:p text:style-name="P529">과학 커뮤니케이션における비디오：</text:p>
          <text:list>
            <text:list-item>
              <text:p text:style-name="P540">[2016,Welbourne et al.]과학 커뮤니케이션 비디오/채널 인기에 영향을 주는 인자 분석(컨텐츠, 유저 타입<text:span text:style-name="T15">)</text:span></text:p>
              <text:list>
                <text:list-item>
                  <text:p text:style-name="P540">UGC가 PGC보다 구독 훨씬 많음</text:p>
                </text:list-item>
                <text:list-item>
                  <text:p text:style-name="P541">regular communicator의 존재가 뷰카운트에 영향 큼</text:p>
                </text:list-item>
                <text:list-item>
                  <text:p text:style-name="P541">빠르게 전달하는 비디오가 뷰카운트 많음</text:p>
                </text:list-item>
              </text:list>
            </text:list-item>
          </text:list>
        </text:list-item>
      </text:list>
      <text:p text:style-name="P67"/>
      <text:p text:style-name="P37">한편, 과학 대중화의 학술적 영향력에 관한 연구</text:p>
      <text:list xml:id="list2406507702" text:style-name="L23">
        <text:list-item>
          <text:p text:style-name="P530">트위터와 피인용</text:p>
          <text:list>
            <text:list-item>
              <text:p text:style-name="P531"><text:span text:style-name="T21">[2012,Eysenbach]</text:span>articles that are highly tweeted about are eleven times more likely to be highly cited than those that who few people tweeted.</text:p>
              <text:list>
                <text:list-item>
                  <text:p text:style-name="P542">Journal of Medical Internet Research, 2008~2011</text:p>
                </text:list-item>
              </text:list>
            </text:list-item>
            <text:list-item>
              <text:p text:style-name="P543">(2017,Finch et al.)AAS 1→20 <text:span text:style-name="T34">은 평균 피인용수 2.6→5.5 기대됨. IF높은 저널일수록 관계 약해짐.</text:span></text:p>
            </text:list-item>
            <text:list-item>
              <text:p text:style-name="P537"/>
            </text:list-item>
          </text:list>
        </text:list-item>
        <text:list-item>
          <text:p text:style-name="P545">altmetrics와 피인용수</text:p>
          <text:list>
            <text:list-item>
              <text:p text:style-name="P546">[2020,Murray et al.]dermatology journals 논문들의 AAS와 피인용수 상관 약함(.257)</text:p>
            </text:list-item>
          </text:list>
        </text:list-item>
        <text:list-item>
          <text:p text:style-name="P546">비디오와 피인용</text:p>
          <text:list>
            <text:list-item>
              <text:p text:style-name="P532">[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4041945744" text:style-name="L24">
        <text:list-item>
          <text:p text:style-name="P547">[2016,Welbourne et al.]은 인기 상위 채널에서 비디오 샘플링. 하지만 대중적 인기 채널이 가지는 학술적 영향력에 관한 연구가 없다.</text:p>
        </text:list-item>
        <text:list-item>
          <text:p text:style-name="P548">비디오가 증가하고 있는 점은 명확하다.</text:p>
          <text:list>
            <text:list-item>
              <text:p text:style-name="P548">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494894489" text:style-name="L25">
        <text:list-item>
          <text:p text:style-name="P549">비디오 기반 SC의 <text:span text:style-name="T22">SC안에서의 역할</text:span></text:p>
        </text:list-item>
        <text:list-item>
          <text:p text:style-name="P549">비디오 기반 <text:span text:style-name="T22">SC와 학계 간의 상호 작용</text:span></text:p>
        </text:list-item>
      </text:list>
      <text:p text:style-name="P73"/>
      <text:p text:style-name="P73"/>
      <text:p text:style-name="P19"><text:soft-page-break/>200607</text:p>
      <text:p text:style-name="P73">연구 구상</text:p>
      <text:list xml:id="list1564028259" text:style-name="L26">
        <text:list-item>
          <text:p text:style-name="P550">비디오 기반 SC의 <text:span text:style-name="T22">SC안에서의 역할</text:span></text:p>
          <text:list>
            <text:list-item>
              <text:p text:style-name="P551">비디오 단독</text:p>
            </text:list-item>
            <text:list-item>
              <text:p text:style-name="P551">비디오와 다른 매체/플랫폼 SC와의 관계</text:p>
            </text:list-item>
          </text:list>
        </text:list-item>
        <text:list-item>
          <text:p text:style-name="P550">비디오 기반 <text:span text:style-name="T22">SC와 학계 간의 상호 작용</text:span></text:p>
          <text:list>
            <text:list-item>
              <text:p text:style-name="P550">비디오와 연구 분야과의 관계</text:p>
              <text:list>
                <text:list-item>
                  <text:p text:style-name="P551">비디오와 분야와의 연결고리: 키워드/채널 타입/</text:p>
                </text:list-item>
              </text:list>
            </text:list-item>
            <text:list-item>
              <text:p text:style-name="P550">비디오와 특정 논문들과의 관계</text:p>
              <text:list>
                <text:list-item>
                  <text:p text:style-name="P550">비디오와 논문과의 연결고리: 키워드/<text:span text:style-name="T23">url/</text:span></text:p>
                </text:list-item>
              </text:list>
            </text:list-item>
            <text:list-item>
              <text:p text:style-name="P550"/>
            </text:list-item>
          </text:list>
        </text:list-item>
      </text:list>
      <text:p text:style-name="P73"/>
      <text:p text:style-name="P75">Video articles</text:p>
      <text:list xml:id="list435481322" text:style-name="L27">
        <text:list-item>
          <text:p text:style-name="P55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53">여기서 video articles이란 supplementary video付き論稿</text:p>
            </text:list-item>
          </text:list>
        </text:list-item>
        <text:list-item>
          <text:p text:style-name="P552"><text:span text:style-name="T25">JoVE: </text:span><text:a xlink:type="simple" xlink:href="https://www.jove.com/" text:style-name="Internet_20_link" text:visited-style-name="Visited_20_Internet_20_Link">https://www.jove.com/</text:a></text:p>
          <text:list>
            <text:list-item>
              <text:p text:style-name="P554">IF:1.108(2018)</text:p>
            </text:list-item>
            <text:list-item>
              <text:p text:style-name="P554">peer reviewed</text:p>
            </text:list-item>
            <text:list-item>
              <text:p text:style-name="P554">pub-med indexed</text:p>
            </text:list-item>
            <text:list-item>
              <text:p text:style-name="P554">Video journal + science education</text:p>
            </text:list-item>
          </text:list>
        </text:list-item>
      </text:list>
      <text:p text:style-name="P76"/>
      <text:p text:style-name="P76">SC채널</text:p>
      <text:list xml:id="list2767957419" text:style-name="L28">
        <text:list-item>
          <text:p text:style-name="P555">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846834778" text:style-name="L29">
        <text:list-item>
          <text:p text:style-name="P556">AAS → 피인용수 상관</text:p>
        </text:list-item>
      </text:list>
      <text:p text:style-name="P78"/>
      <text:p text:style-name="P21">200610</text:p>
      <text:p text:style-name="P79">리서치 메트릭스</text:p>
      <text:list xml:id="list783809120" text:style-name="L30">
        <text:list-item>
          <text:p text:style-name="P557">논문 레벨</text:p>
          <text:list>
            <text:list-item>
              <text:p text:style-name="P55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61"><text:s/><text:span text:style-name="T31">AAS</text:span></text:p>
            </text:list-item>
          </text:list>
        </text:list-item>
        <text:list-item>
          <text:p text:style-name="P561">저자 레벨</text:p>
          <text:list>
            <text:list-item>
              <text:p text:style-name="P561">총 피인용수</text:p>
            </text:list-item>
            <text:list-item>
              <text:p text:style-name="P566">h-index, g-index</text:p>
            </text:list-item>
          </text:list>
        </text:list-item>
        <text:list-item>
          <text:p text:style-name="P561">저널 레벨</text:p>
          <text:list>
            <text:list-item>
              <text:p text:style-name="P557">IF<text:span text:style-name="T31">(by JCR)</text:span></text:p>
            </text:list-item>
            <text:list-item>
              <text:p text:style-name="P566">CiteScore(by Scopus)(?)</text:p>
            </text:list-item>
          </text:list>
        </text:list-item>
      </text:list>
      <text:p text:style-name="P78"/>
      <text:p text:style-name="P78">선행 연구</text:p>
      <text:p text:style-name="P78">(2019,<text:span text:style-name="T28">Zong et al.</text:span>)</text:p>
      <text:list xml:id="list2533779812" text:style-name="L31">
        <text:list-item>
          <text:p text:style-name="P567"><text:soft-page-break/>분야: 물리학</text:p>
        </text:list-item>
        <text:list-item>
          <text:p text:style-name="P570">논문 속성: 저자수/기관수/국제 공저수/타이틀 길이/abstract길이/키워드 수/참고문헌 수/페이지수/피인용수</text:p>
        </text:list-item>
        <text:list-item>
          <text:p text:style-name="P570">속성간 <text:span text:style-name="T29">spearman 상관계수</text:span></text:p>
        </text:list-item>
        <text:list-item>
          <text:p text:style-name="P560"><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4038074522" text:style-name="L32">
        <text:list-item>
          <text:p text:style-name="P562">분야</text:p>
          <text:list>
            <text:list-item>
              <text:p text:style-name="P562">(2018,Didegah et al.)분야에 따른 트위터 유저 구성에 큰 차이</text:p>
            </text:list-item>
            <text:list-item>
              <text:p text:style-name="P562">(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966743565" text:style-name="L33">
        <text:list-item>
          <text:p text:style-name="P563">리서치 메트릭에 대한 커뮤니케이터 타입의 영향력</text:p>
          <text:list>
            <text:list-item>
              <text:p text:style-name="P640">선행 연구: <text:span text:style-name="T30">(2018,Didegah et al.)5분야에 대해 트위터 유저 타입 조사 </text:span>→<text:span text:style-name="T30"> </text:span>분야에 따라 커뮤니케이터 타입 구성이 다름이 예상된다</text:p>
            </text:list-item>
            <text:list-item>
              <text:p text:style-name="P568">동기 1: 유튜브 커뮤니케이션에 대해 유저 타입 조사가 된 적 없다</text:p>
            </text:list-item>
            <text:list-item>
              <text:p text:style-name="P568">동기 <text:span text:style-name="T30">2: </text:span>커뮤니케이터 타입은 논문의 리서치 커뮤니케이션 효과의 변수일 수 있다 <text:span text:style-name="T30">← 조사된 적 없다</text:span></text:p>
            </text:list-item>
            <text:list-item>
              <text:p text:style-name="P568">가설: 유튜브 리서치 커뮤니케이션에서 커뮤니케이터 타입 구성과 리서치 커뮤니케이션 효과는 유의한 상관이 있다.</text:p>
            </text:list-item>
            <text:list-item>
              <text:p text:style-name="P569">실험:</text:p>
            </text:list-item>
          </text:list>
        </text:list-item>
      </text:list>
      <text:list xml:id="list786537688" text:style-name="L34">
        <text:list-item>
          <text:list>
            <text:list-item>
              <text:list>
                <text:list-item>
                  <text:p text:style-name="P558">5분야에 대해, 소정 기간의 논문 데이터셋을 대상으로, 유튜브 커뮤니케이션을 일부 수집(ex.뷰카운트 정렬 후 4분위로 나누어서 각 분위에서 정해진 수만큼 추출)</text:p>
                </text:list-item>
                <text:list-item>
                  <text:p text:style-name="P571">각 비디오에 대해 커뮤니케이터 레이블 지정</text:p>
                </text:list-item>
                <text:list-item>
                  <text:p text:style-name="P571">분야별 커뮤니케이터 타입 구성 통계, <text:span text:style-name="T30">(2018,Didegah et al.)와 비교</text:span></text:p>
                </text:list-item>
                <text:list-item>
                  <text:p text:style-name="P571">(분야 횡단형으로?) 커뮤니케이터 타입별로 비디오 그룹화. 각 그룹의 대상 논문들에 대해 메트릭 통계</text:p>
                </text:list-item>
              </text:list>
            </text:list-item>
          </text:list>
        </text:list-item>
      </text:list>
      <text:list xml:id="list403450611" text:style-name="L35">
        <text:list-item>
          <text:list>
            <text:list-item>
              <text:list>
                <text:list-item>
                  <text:list>
                    <text:list-item>
                      <text:p text:style-name="P572">타입별 박스형</text:p>
                    </text:list-item>
                    <text:list-item>
                      <text:p text:style-name="P572">비디오 데이터셋이 작으면 분야 횡단형으로?</text:p>
                    </text:list-item>
                    <text:list-item>
                      <text:p text:style-name="P572">메트릭은 우선순위 1)논문 수준 2)저널 수준 3)저자 수준</text:p>
                    </text:list-item>
                  </text:list>
                </text:list-item>
              </text:list>
            </text:list-item>
          </text:list>
        </text:list-item>
      </text:list>
      <text:list xml:id="list163715977771337" text:continue-list="list786537688" text:style-name="L34">
        <text:list-item>
          <text:list>
            <text:list-item>
              <text:list>
                <text:list-item>
                  <text:p text:style-name="P571">음</text:p>
                </text:list-item>
              </text:list>
            </text:list-item>
          </text:list>
        </text:list-item>
      </text:list>
      <text:list xml:id="list163714841385883" text:continue-list="list966743565" text:style-name="L33">
        <text:list-item>
          <text:p text:style-name="P544">컨텐츠(1차: RC/비RC)</text:p>
          <text:list>
            <text:list-item>
              <text:p text:style-name="P544">선행연구:<text:span text:style-name="T35">(2012,Kousha et al.)4분야 논문에 대해 논문내 인용하는 유튜브를 자연과학/인문학/사회과학 컨텐츠로 구별</text:span></text:p>
              <text:list>
                <text:list-item>
                  <text:p text:style-name="P573">Interdisciplinary citations 지적:</text:p>
                </text:list-item>
                <text:list-item>
                  <text:p text:style-name="P57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75">선행연구:(2019,Zong et al.)비디오 개요(← 컨텐츠 중 하나) 유무 그룹별로 피인용수와의 상관</text:p>
            </text:list-item>
            <text:list-item>
              <text:p text:style-name="P574">동기1: <text:span text:style-name="T35">(2012,Kousha et al.)는 </text:span>피인용 유튜브가 대상이었으나, 논문 인용 유튜브에 대해선 이루어지지 않음(← 피인용 유튜브와 논문 인용 유튜브의 비는?)</text:p>
            </text:list-item>
            <text:list-item>
              <text:p text:style-name="P573">동기2: 컨텐츠 분류/조사는 이루어졌으나, 컨텐츠와 연구 지표와의 관계에 대한 연구는 비디오 개요 컨텐츠에 대한 분석이 유일</text:p>
            </text:list-item>
            <text:list-item>
              <text:p text:style-name="P573"><text:soft-page-break/>가설: 컨텐츠 별 연구 지표와의 상관성엔 유의한 차이가 있다 <text:span text:style-name="T37">(significant difference in correlation by content type)</text:span></text:p>
            </text:list-item>
            <text:list-item>
              <text:p text:style-name="P576">실험</text:p>
            </text:list-item>
          </text:list>
        </text:list-item>
      </text:list>
      <text:list xml:id="list463393964" text:style-name="L36">
        <text:list-item>
          <text:list>
            <text:list-item>
              <text:list>
                <text:list-item>
                  <text:p text:style-name="P577">비디오 수집, 샘플링</text:p>
                </text:list-item>
                <text:list-item>
                  <text:p text:style-name="P578">컨텐츠 분류</text:p>
                </text:list-item>
                <text:list-item>
                  <text:p text:style-name="P578">각 컨텐츠 별 그룹마다 인용 논문 그룹화,</text:p>
                </text:list-item>
              </text:list>
            </text:list-item>
          </text:list>
        </text:list-item>
      </text:list>
      <text:list xml:id="list3367242719" text:style-name="L37">
        <text:list-item>
          <text:p text:style-name="P564">커뮤니케이터 <text:span text:style-name="T38">SNS 네트워크</text:span></text:p>
          <text:list>
            <text:list-item>
              <text:p text:style-name="P56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79"><text:s/>동기1: 탑 랭크 리서치 커뮤니케이션 비디오에 대해서도 성립하는가?<text:span text:style-name="T39">(왠지 상업/저널 채널일 듯..?)</text:span></text:p>
            </text:list-item>
            <text:list-item>
              <text:p text:style-name="P565">가설: 인기있는 리서치 커뮤니케이션 비디오들은 조직/대규모 소셜 네트워크를 가지는가?</text:p>
            </text:list-item>
            <text:list-item>
              <text:p text:style-name="P565">실험: 인기 상위 비디오와 그 밖의 비디오 그룹 간 유저 타입/소셜 네트워크 유무와 규모 분석 후 통계 검정</text:p>
            </text:list-item>
          </text:list>
        </text:list-item>
        <text:list-item>
          <text:p text:style-name="P565">비디오 통계와 리서치 메트릭스와의 관계</text:p>
          <text:list>
            <text:list-item>
              <text:p text:style-name="P565">실험</text:p>
              <text:list>
                <text:list-item>
                  <text:p text:style-name="P565">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3937966017" text:style-name="L38">
        <text:list-item>
          <text:p text:style-name="P580">DOI</text:p>
        </text:list-item>
        <text:list-item>
          <text:p text:style-name="P580">doi.org/&lt;DOI&gt;의 리다이렉션 url</text:p>
        </text:list-item>
        <text:list-item>
          <text:p text:style-name="P581">제목<text:span text:style-name="T45">(Crawl 후 비디오 title/description에서 정확히 일치하는 비디오 한정)</text:span></text:p>
        </text:list-item>
        <text:list-item>
          <text:p text:style-name="P580">그 외의 각종 논문 게재 사이트</text:p>
          <text:list>
            <text:list-item>
              <text:p text:style-name="P580">구글 검색 후 </text:p>
            </text:list-item>
          </text:list>
        </text:list-item>
      </text:list>
      <text:p text:style-name="P90">넓은 의미로(관련 동영상)</text:p>
      <text:list xml:id="list3088950157" text:style-name="L39">
        <text:list-item>
          <text:p text:style-name="P582"><text:s/></text:p>
        </text:list-item>
        <text:list-item>
          <text:p text:style-name="P582">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3579978613" text:style-name="L40">
        <text:list-item>
          <text:p text:style-name="P583">Delivery style 레이블이 독자성이 높음. 어떤 객관적 방침(선행연구)으로 레이블을 정의했는가를 설명하는 것이 중요.</text:p>
        </text:list-item>
        <text:list-item>
          <text:p text:style-name="P583">레이블 관계 없이, 일단 ‘비디오 존재 ↔ 고 피인용’을 보여주면 좋음</text:p>
        </text:list-item>
      </text:list>
      <text:p text:style-name="P94"><text:soft-page-break/></text:p>
      <text:list xml:id="list3290655641" text:style-name="L41">
        <text:list-item>
          <text:p text:style-name="P584">arxiv 피인용수 크롤러 :크롤러방지… 니미시발!!</text:p>
        </text:list-item>
        <text:list-item>
          <text:p text:style-name="P584"/>
        </text:list-item>
        <text:list-item>
          <text:p text:style-name="P584">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2761112045" text:style-name="L42">
        <text:list-item>
          <text:p text:style-name="P585">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2503005499" text:style-name="L43">
        <text:list-item>
          <text:p text:style-name="P586">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41">테마</text:p>
          </table:table-cell>
          <table:table-cell table:style-name="표1.A1" office:value-type="string">
            <text:p text:style-name="P441">Scopus subject area</text:p>
          </table:table-cell>
          <table:table-cell table:style-name="표1.A1" office:value-type="string">
            <text:p text:style-name="P444">필터</text:p>
          </table:table-cell>
          <table:table-cell table:style-name="표1.A1" office:value-type="string">
            <text:p text:style-name="P444">list</text:p>
          </table:table-cell>
          <table:table-cell table:style-name="표1.E1" office:value-type="string">
            <text:p text:style-name="Table_20_Contents">파일</text:p>
          </table:table-cell>
        </table:table-row>
        <table:table-row>
          <table:table-cell table:style-name="표1.A2" office:value-type="string">
            <text:p text:style-name="P441">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52">Journals only</text:p>
          </table:table-cell>
          <table:table-cell table:style-name="표1.A2" office:value-type="string">
            <text:p text:style-name="P444">1000/<text:span text:style-name="T86">5684</text:span></text:p>
          </table:table-cell>
          <table:table-cell table:style-name="표1.E2" office:value-type="string">
            <text:p text:style-name="P441">source-results-life_science-citescore-2013.<text:span text:style-name="T54">xlsx</text:span></text:p>
          </table:table-cell>
        </table:table-row>
        <table:table-row>
          <table:table-cell table:style-name="표1.A2" office:value-type="string">
            <text:p text:style-name="P444">Math &amp; Computer Science</text:p>
          </table:table-cell>
          <table:table-cell table:style-name="표1.A2" office:value-type="string">
            <text:p text:style-name="P118">Computer Science + Mathmatics</text:p>
          </table:table-cell>
          <table:table-cell table:style-name="표1.A2" office:value-type="string">
            <text:p text:style-name="P448">Journals only</text:p>
          </table:table-cell>
          <table:table-cell table:style-name="표1.A2" office:value-type="string">
            <text:p text:style-name="P444">1000/3201</text:p>
          </table:table-cell>
          <table:table-cell table:style-name="표1.E2" office:value-type="string">
            <text:p text:style-name="P444">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3151240414" text:style-name="L44">
        <text:list-item>
          <text:p text:style-name="P587">Social &amp; Humanities</text:p>
        </text:list-item>
        <text:list-item>
          <text:p text:style-name="P587">Biomed &amp; Health: </text:p>
        </text:list-item>
        <text:list-item>
          <text:p text:style-name="P588">Life &amp; Earth: <text:span text:style-name="T88">284.2개 채널</text:span></text:p>
        </text:list-item>
        <text:list-item>
          <text:p text:style-name="P587"><text:soft-page-break/>Physical &amp; Engineering</text:p>
        </text:list-item>
        <text:list-item>
          <text:p text:style-name="P589">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1859417241" text:style-name="L45">
        <text:list-item>
          <text:p text:style-name="P594">코로나 상황 등에서 비디오 리서치 커뮤니케이션의 이의는 분명 있다.</text:p>
        </text:list-item>
        <text:list-item>
          <text:p text:style-name="P594">경향 스코어:<text:span text:style-name="T75">if/H-index의 동향이 서로 다름. 동시에 맞추는건 어려울것.</text:span></text:p>
        </text:list-item>
        <text:list-item>
          <text:p text:style-name="P59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96">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63716340628164" text:continue-list="list1940311771" text:style-name="L14">
        <text:list-item>
          <text:p text:style-name="P506">paper_explanation: 대상 논문 해설을 예고/논문의 진척, 새로운 결과 등을 소개(/논문 저자)</text:p>
          <text:list>
            <text:list-item>
              <text:p text:style-name="P590"><text:span text:style-name="T76">(음성or설명문)</text:span>대상 논문 해설할 것을 예고 <text:span text:style-name="T76">or</text:span> <text:span text:style-name="T76">(시각)</text:span>논문 제목을 명시해야함</text:p>
            </text:list-item>
            <text:list-item>
              <text:p text:style-name="P590">논문 원문<text:span text:style-name="T76">(Fig/Table)</text:span>의 일부가 표시되어야 함</text:p>
            </text:list-item>
            <text:list-item>
              <text:p text:style-name="P506">논문을 그냥 읽는 것도 포함</text:p>
            </text:list-item>
            <text:list-item>
              <text:p text:style-name="P506">형식: 프레젠테이션, 판서, ...</text:p>
            </text:list-item>
            <text:list-item>
              <text:p text:style-name="P506">청중이 학술 관련자(학회 발표<text:span text:style-name="T9">)</text:span></text:p>
            </text:list-item>
          </text:list>
        </text:list-item>
        <text:list-item>
          <text:p text:style-name="P506">paper_<text:span text:style-name="T77">linked_</text:span>supplementary: 논문 내에서 supplementary로 명시/description에서 supplementary, demo 등을 명시</text:p>
          <text:list>
            <text:list-item>
              <text:p text:style-name="P590"><text:span text:style-name="T76">(대상 논문)</text:span>논문 내/논문 사이트에서 <text:span text:style-name="T76">supplementary 비디오 명시</text:span></text:p>
            </text:list-item>
          </text:list>
        </text:list-item>
        <text:list-item>
          <text:p text:style-name="P626">paper_supplementary</text:p>
          <text:list>
            <text:list-item>
              <text:p text:style-name="P591">(대상 논문)논문 내/논문 사이트에서 명시 없음</text:p>
            </text:list-item>
            <text:list-item>
              <text:p text:style-name="P503">(대상 논문)영상이 논문 내 자료 원본 혹은 그 연장선(애니메이션 등)일때</text:p>
            </text:list-item>
          </text:list>
        </text:list-item>
        <text:list-item>
          <text:p text:style-name="P506">paper_application: 논문의 수법, 기술을 적용, 활용한 독자적인 결과 영상, 소개</text:p>
          <text:list>
            <text:list-item>
              <text:p text:style-name="P627"/>
            </text:list-item>
          </text:list>
        </text:list-item>
        <text:list-item>
          <text:p text:style-name="P508">paper_assessment: (논문 소개 후에) 논문 평가가 주요 내용</text:p>
        </text:list-item>
        <text:list-item>
          <text:p text:style-name="P508">paper_reference: 주제의 일환으로 논문의 존재나 관련된 내용을 언급할 뿐, 논문의 해설되지 않음/영상 중 논문 언급이 없음/연구</text:p>
          <text:list>
            <text:list-item>
              <text:p text:style-name="P592">초두에 논문 해설할 것을 명시하지 않음</text:p>
            </text:list-item>
            <text:list-item>
              <text:p text:style-name="P593">description상에 reference로 명시되어 있음</text:p>
            </text:list-item>
            <text:list-item>
              <text:p text:style-name="P511">논문 언급 분량이 적음<text:span text:style-name="T77">(얼마나 적음?)</text:span></text:p>
            </text:list-item>
            <text:list-item>
              <text:p text:style-name="P511"><text:soft-page-break/>논문 본문이 표시될 수 있음</text:p>
            </text:list-item>
            <text:list-item>
              <text:p text:style-name="P511">아예 논문과 관계 없는 영상일 수 있음</text:p>
            </text:list-item>
          </text:list>
        </text:list-item>
        <text:list-item>
          <text:p text:style-name="P515">news: 논문이 주 내용이나, 홍보가 주 목적, 설명은 있으나 해설이 주 목적이 아님</text:p>
          <text:list>
            <text:list-item>
              <text:p text:style-name="P628">preview비디오 포함</text:p>
            </text:list-item>
            <text:list-item>
              <text:p text:style-name="P629">dissemination목적. </text:p>
            </text:list-item>
            <text:list-item>
              <text:p text:style-name="P515">홍보 대상은 논문 자체/논문과 관련된 프로젝트 등일수 있음.</text:p>
            </text:list-item>
          </text:list>
        </text:list-item>
      </text:list>
      <text:p text:style-name="P432"/>
      <text:p text:style-name="P432">목적/취지가 이어지는 영상이라면, 전체의 비주얼/오디오 스타일을 감안하여 통일.</text:p>
      <text:p text:style-name="P432"/>
      <text:p text:style-name="P433">인기 채널 의해 언급되는 케이스</text:p>
      <text:list xml:id="list1934296580" text:style-name="L46">
        <text:list-item>
          <text:p text:style-name="P630">assessment</text:p>
          <text:list>
            <text:list-item>
              <text:p text:style-name="P633">OuGtd8nhm6Y, xRuZDG0QgH8 : 훗날 자세히 언급되는 케이스</text:p>
            </text:list-item>
          </text:list>
        </text:list-item>
        <text:list-item>
          <text:p text:style-name="P630">reference</text:p>
          <text:list>
            <text:list-item>
              <text:p text:style-name="P631">AO6NkJcfYNc, <text:span text:style-name="T79">Xx0SsffdMBw: 전문가?</text:span></text:p>
            </text:list-item>
            <text:list-item>
              <text:p text:style-name="P635">bTUvI-a8uGA, AgIG22l5oOM: 유사과학? 음모론?</text:p>
            </text:list-item>
            <text:list-item>
              <text:p text:style-name="P637"><text:span text:style-name="T78">5tkLCzvD3uo, </text:span>cjRK1KK3nA8: 과학채널</text:p>
            </text:list-item>
          </text:list>
        </text:list-item>
      </text:list>
      <text:p text:style-name="P433"/>
      <text:p text:style-name="P434"/>
      <text:p text:style-name="P160">3개월치 비디오 라벨링 완료</text:p>
      <text:p text:style-name="P155"/>
      <text:p text:style-name="P213">2007<text:span text:style-name="T82">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37102390" text:style-name="L47">
        <text:list-item>
          <text:p text:style-name="P597"><text:soft-page-break/>creative</text:p>
          <text:list>
            <text:list-item>
              <text:p text:style-name="P597">논문과 직접 관련 없는(또는 관계를 알 수 없는) 컨텐츠가 포함</text:p>
            </text:list-item>
            <text:list-item>
              <text:p text:style-name="P597">raw video + 논문 자료 외의 컨텐츠가 포함됨</text:p>
            </text:list-item>
            <text:list-item>
              <text:p text:style-name="P597">비디오의 이어붙이기는 포함<text:span text:style-name="T85">x</text:span></text:p>
            </text:list-item>
            <text:list-item>
              <text:p text:style-name="P597">촬영 비디오/논문 자료가 가공됨</text:p>
            </text:list-item>
          </text:list>
        </text:list-item>
        <text:list-item>
          <text:p text:style-name="P597">presentation</text:p>
          <text:list>
            <text:list-item>
              <text:p text:style-name="P597">논문에 제시된 자료를 정적/동적 화면의 나열로 설명</text:p>
            </text:list-item>
            <text:list-item>
              <text:p text:style-name="P599">(소개 슬라이드→ 비디오)의 반복도 포함</text:p>
              <text:list>
                <text:list-item>
                  <text:p text:style-name="P599">단 2번 이상 반복되어야 함. (소개→비디오)는 <text:span text:style-name="T95">raw취급</text:span></text:p>
                </text:list-item>
              </text:list>
            </text:list-item>
            <text:list-item>
              <text:p text:style-name="P599">비디오 클립만 이어붙이는건 비포함(<text:span text:style-name="T94">raw</text:span>)</text:p>
            </text:list-item>
            <text:list-item>
              <text:p text:style-name="P601">음성으로 설명하면서 동적 화면이 나열되는건 → 비포함! raw로</text:p>
              <text:list>
                <text:list-item>
                  <text:p text:style-name="P601">음성은 음성 레이블로 설명. raw+narrative</text:p>
                </text:list-item>
              </text:list>
            </text:list-item>
          </text:list>
        </text:list-item>
        <text:list-item>
          <text:p text:style-name="P597">raw: 촬영된 비디오를 가공 없이 게재</text:p>
          <text:list>
            <text:list-item>
              <text:p text:style-name="P600">비디오 클립만 이어붙이는 것 포함</text:p>
            </text:list-item>
            <text:list-item>
              <text:p text:style-name="P597">논문 자료의 비디오/애니메이션 판도 포함</text:p>
            </text:list-item>
            <text:list-item>
              <text:p text:style-name="P597">정지된 논문 자료를 한장을 보여주는건 <text:span text:style-name="T107">fixed, 여러장을 나열하면 raw?</text:span></text:p>
            </text:list-item>
          </text:list>
        </text:list-item>
        <text:list-item>
          <text:p text:style-name="P597">fixed</text:p>
          <text:list>
            <text:list-item>
              <text:p text:style-name="P597">(본질적으로)고정된 화면</text:p>
            </text:list-item>
            <text:list-item>
              <text:p text:style-name="P598">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2261969025" text:style-name="L48">
        <text:list-item>
          <text:p text:style-name="P602">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4179291953" text:style-name="L49">
        <text:list-item>
          <text:p text:style-name="P603">논문이 소개되는 파트의 정의</text:p>
          <text:list>
            <text:list-item>
              <text:p text:style-name="P603">영상에 논문 제목<text:span text:style-name="T91">|저자|기관이 표시</text:span></text:p>
            </text:list-item>
            <text:list-item>
              <text:p text:style-name="P603">음성으로 상동 내용을 정확히 언급</text:p>
            </text:list-item>
            <text:list-item>
              <text:p text:style-name="P603">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4">N​</text:p>
          </table:table-cell>
          <table:table-cell table:style-name="Table1.A1" office:value-type="string">
            <text:p text:style-name="P484">%​</text:p>
          </table:table-cell>
          <table:table-cell table:style-name="Table1.A1" office:value-type="string">
            <text:p text:style-name="P484">Engagement​</text:p>
          </table:table-cell>
          <table:table-cell table:style-name="Table1.A1" office:value-type="string">
            <text:p text:style-name="P484">Group By​</text:p>
          </table:table-cell>
        </table:table-row>
        <table:table-row>
          <table:table-cell table:style-name="Table1.A1" office:value-type="string">
            <text:p text:style-name="P484">11​</text:p>
          </table:table-cell>
          <table:table-cell table:style-name="Table1.A1" office:value-type="string">
            <text:p text:style-name="P484">8.2​</text:p>
          </table:table-cell>
          <table:table-cell table:style-name="Table1.A1" office:value-type="string">
            <text:p text:style-name="P484">paper_explanation​</text:p>
          </table:table-cell>
          <table:table-cell table:style-name="Table1.A1" office:value-type="string">
            <text:p text:style-name="P484">paper_explanation​</text:p>
          </table:table-cell>
        </table:table-row>
        <table:table-row>
          <table:table-cell table:style-name="Table1.A1" office:value-type="string">
            <text:p text:style-name="P484">1​</text:p>
          </table:table-cell>
          <table:table-cell table:style-name="Table1.A1" office:value-type="string">
            <text:p text:style-name="P484">0.7​</text:p>
          </table:table-cell>
          <table:table-cell table:style-name="Table1.A1" office:value-type="string">
            <text:p text:style-name="P484">paper_linked_supplementary​</text:p>
          </table:table-cell>
          <table:table-cell table:style-name="Table1.A1" table:number-rows-spanned="2" office:value-type="string">
            <text:p text:style-name="P484">paper_supplementary​</text:p>
          </table:table-cell>
        </table:table-row>
        <table:table-row>
          <table:table-cell table:style-name="Table1.A1" office:value-type="string">
            <text:p text:style-name="P484">30​</text:p>
          </table:table-cell>
          <table:table-cell table:style-name="Table1.A1" office:value-type="string">
            <text:p text:style-name="P484">22.4​</text:p>
          </table:table-cell>
          <table:table-cell table:style-name="Table1.A1" office:value-type="string">
            <text:p text:style-name="P484">paper_supplementary​</text:p>
          </table:table-cell>
          <table:covered-table-cell/>
        </table:table-row>
        <table:table-row>
          <table:table-cell table:style-name="Table1.A1" office:value-type="string">
            <text:p text:style-name="P484">1​</text:p>
          </table:table-cell>
          <table:table-cell table:style-name="Table1.A1" office:value-type="string">
            <text:p text:style-name="P484">0.7​</text:p>
          </table:table-cell>
          <table:table-cell table:style-name="Table1.A1" office:value-type="string">
            <text:p text:style-name="P484">paper_application​</text:p>
          </table:table-cell>
          <table:table-cell table:style-name="Table1.A1" table:number-rows-spanned="2" office:value-type="string">
            <text:p text:style-name="P484">paper_assessment​</text:p>
          </table:table-cell>
        </table:table-row>
        <table:table-row>
          <table:table-cell table:style-name="Table1.A1" office:value-type="string">
            <text:p text:style-name="P484">3​</text:p>
          </table:table-cell>
          <table:table-cell table:style-name="Table1.A1" office:value-type="string">
            <text:p text:style-name="P484">2.<text:span text:style-name="T96">2</text:span>​</text:p>
          </table:table-cell>
          <table:table-cell table:style-name="Table1.A1" office:value-type="string">
            <text:p text:style-name="P484">paper_assessment​</text:p>
          </table:table-cell>
          <table:covered-table-cell/>
        </table:table-row>
        <table:table-row>
          <table:table-cell table:style-name="Table1.A1" office:value-type="string">
            <text:p text:style-name="P484">88​</text:p>
          </table:table-cell>
          <table:table-cell table:style-name="Table1.A1" office:value-type="string">
            <text:p text:style-name="P484">65.7​</text:p>
          </table:table-cell>
          <table:table-cell table:style-name="Table1.A1" office:value-type="string">
            <text:p text:style-name="P484">paper_reference​</text:p>
          </table:table-cell>
          <table:table-cell table:style-name="Table1.A1" office:value-type="string">
            <text:p text:style-name="P484">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3796942112" text:style-name="L50">
        <text:list-item>
          <text:p text:style-name="P604">y값: 대체로 0주변, 과학채널의 reference 비디오에 한해서 높은 케이스</text:p>
        </text:list-item>
        <text:list-item>
          <text:p text:style-name="P604">x값:</text:p>
          <text:list>
            <text:list-item>
              <text:p text:style-name="P604"><text:soft-page-break/>reference: 전체적으로 꾸준히</text:p>
            </text:list-item>
            <text:list-item>
              <text:p text:style-name="P604">supplementary: 당연히 논문 발표 즈음에 공개</text:p>
            </text:list-item>
            <text:list-item>
              <text:p text:style-name="P604">explanation, assessment: 3년 즈음부터 공개</text:p>
            </text:list-item>
          </text:list>
        </text:list-item>
        <text:list-item>
          <text:p text:style-name="P604"/>
        </text:list-item>
      </text:list>
      <text:p text:style-name="P195"/>
      <text:p text:style-name="P195"><text:span text:style-name="T98">4</text:span>페이지: 스케일</text:p>
      <text:list xml:id="list1772205690" text:style-name="L51">
        <text:list-item>
          <text:p text:style-name="P605">대체로 플랫</text:p>
        </text:list-item>
        <text:list-item>
          <text:p text:style-name="P605"><text:span text:style-name="T8">6년이 지난 시점에서도 참고문헌으로 인용되는 비디오: 성장률이 매우 빠름</text:span> 스케일때문에 그렇게 보일뿐</text:p>
        </text:list-item>
        <text:list-item>
          <text:p text:style-name="P605">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35">인기 채널: 과학채널, 유사과학(?<text:span text:style-name="T96">)</text:span></text:p>
      <text:p text:style-name="P435"/>
      <text:p text:style-name="P436">assessment: 바이오인포마틱스 연구원에 의한 전문 리뷰</text:p>
      <text:list xml:id="list163714797387582" text:continue-list="list1934296580" text:style-name="L46">
        <text:list-item>
          <text:p text:style-name="P632">assessment</text:p>
          <text:list>
            <text:list-item>
              <text:p text:style-name="P634">OuGtd8nhm6Y, xRuZDG0QgH8 : 훗날 자세히 언급되는 케이스</text:p>
            </text:list-item>
          </text:list>
        </text:list-item>
        <text:list-item>
          <text:p text:style-name="P632">reference</text:p>
          <text:list>
            <text:list-item>
              <text:p text:style-name="P632">AO6NkJcfYNc, <text:span text:style-name="T79">Xx0SsffdMBw: 전문가?</text:span></text:p>
            </text:list-item>
            <text:list-item>
              <text:p text:style-name="P636">bTUvI-a8uGA, AgIG22l5oOM: 유사과학? 음모론?</text:p>
            </text:list-item>
            <text:list-item>
              <text:p text:style-name="P607"><text:span text:style-name="T78">5tkLCzvD3uo, </text:span>cjRK1KK3nA8: 과학채널</text:p>
            </text:list-item>
          </text:list>
        </text:list-item>
      </text:list>
      <text:p text:style-name="P195"/>
      <text:p text:style-name="P195">향후:</text:p>
      <text:p text:style-name="P195">논문 메트릭 동향과 연관시키기</text:p>
      <text:list xml:id="list3561810432" text:style-name="L52">
        <text:list-item>
          <text:p text:style-name="P608">altmetric</text:p>
          <text:list>
            <text:list-item>
              <text:p text:style-name="P606"><text:span text:style-name="T97">(</text:span>논문 레벨<text:span text:style-name="T97">)비디오 활동과 트윗 활동</text:span></text:p>
            </text:list-item>
            <text:list-item>
              <text:p text:style-name="P608">(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37"><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37"><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42">테마</text:p>
          </table:table-cell>
          <table:table-cell table:style-name="Table2.A1" office:value-type="string">
            <text:p text:style-name="P442">Scopus subject area</text:p>
          </table:table-cell>
          <table:table-cell table:style-name="Table2.A1" office:value-type="string">
            <text:p text:style-name="P445">필터</text:p>
          </table:table-cell>
          <table:table-cell table:style-name="Table2.A1" office:value-type="string">
            <text:p text:style-name="P445">list</text:p>
          </table:table-cell>
          <table:table-cell table:style-name="Table2.E1" office:value-type="string">
            <text:p text:style-name="P453">파일</text:p>
          </table:table-cell>
        </table:table-row>
        <table:table-row>
          <table:table-cell table:style-name="Table2.A2" office:value-type="string">
            <text:p text:style-name="P442">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50">Journals<text:span text:style-name="T101">+Conference Proceedings</text:span></text:p>
          </table:table-cell>
          <table:table-cell table:style-name="Table2.A2" office:value-type="string">
            <text:p text:style-name="P454">1000/5734</text:p>
          </table:table-cell>
          <table:table-cell table:style-name="Table2.E2" office:value-type="string">
            <text:p text:style-name="P446">source-results-<text:span text:style-name="T115">life</text:span>-citescore-201<text:span text:style-name="T101">8</text:span>.xlsx</text:p>
          </table:table-cell>
        </table:table-row>
        <table:table-row>
          <table:table-cell table:style-name="Table2.A2" office:value-type="string">
            <text:p text:style-name="P445">Math &amp; Computer Science</text:p>
          </table:table-cell>
          <table:table-cell table:style-name="Table2.A2" office:value-type="string">
            <text:p text:style-name="P119">Computer Science + Mathmatics</text:p>
          </table:table-cell>
          <table:table-cell table:style-name="Table2.A2" office:value-type="string">
            <text:p text:style-name="P449">Journals<text:span text:style-name="T101">+Conference Proceedings</text:span></text:p>
          </table:table-cell>
          <table:table-cell table:style-name="Table2.A2" office:value-type="string">
            <text:p text:style-name="P445">1000/<text:span text:style-name="T101">3427</text:span></text:p>
          </table:table-cell>
          <table:table-cell table:style-name="Table2.E2" office:value-type="string">
            <text:p text:style-name="P445">source-results-math_cs-citescore-201<text:span text:style-name="T101">8</text:span>.xls<text:span text:style-name="T128">x</text:span></text:p>
          </table:table-cell>
        </table:table-row>
        <table:table-row>
          <table:table-cell table:style-name="Table2.A2" office:value-type="string">
            <text:p text:style-name="P457">Social Science + Humanities</text:p>
          </table:table-cell>
          <table:table-cell table:style-name="Table2.A2" office:value-type="string">
            <text:p text:style-name="P439">Arts and Humanities + Social Sciences</text:p>
          </table:table-cell>
          <table:table-cell table:style-name="Table2.A2" office:value-type="string">
            <text:p text:style-name="P457">J + CP</text:p>
          </table:table-cell>
          <table:table-cell table:style-name="Table2.A2" office:value-type="string">
            <text:p text:style-name="P457">1000/9322</text:p>
          </table:table-cell>
          <table:table-cell table:style-name="Table2.E2" office:value-type="string">
            <text:p text:style-name="P457">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text:soft-page-break/>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2">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3">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4">200805</text:p>
      <text:p text:style-name="P252">비디오 메트릭 분석</text:p>
      <text:list xml:id="list2662603898" text:style-name="L53">
        <text:list-item>
          <text:p text:style-name="P609">히트맵</text:p>
        </text:list-item>
      </text:list>
      <text:p text:style-name="P252"/>
      <text:p text:style-name="P252">추가 분석</text:p>
      <text:list xml:id="list2568186665" text:style-name="L54">
        <text:list-item>
          <text:p text:style-name="P610">저널: 특정 분야에 대해 비디오가 많은가?</text:p>
          <text:list>
            <text:list-item>
              <text:p text:style-name="P610">대분야 아래의 소분야</text:p>
            </text:list-item>
            <text:list-item>
              <text:p text:style-name="P610">비디오→ 저널 조인 후 저널의 소분야 획득</text:p>
            </text:list-item>
          </text:list>
        </text:list-item>
        <text:list-item>
          <text:p text:style-name="P610">논문: 비디오 유뮤 그룹의 피인용수</text:p>
          <text:list>
            <text:list-item>
              <text:p text:style-name="P610">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88">200805</text:p>
      <text:p text:style-name="P239"/>
      <text:p text:style-name="P239"/>
      <text:p text:style-name="P385">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86">의의에 대해서 구체적으로 생각해두는게 중요</text:p>
      <text:p text:style-name="P234"/>
      <text:p text:style-name="P387">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89">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90">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1">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27">search_20200810_105326.txt</text:p>
      <text:p text:style-name="P427">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92">200811</text:p>
      <text:p text:style-name="P313">비디오 유무 그룹의 피인용수</text:p>
      <text:p text:style-name="P313">1. 논문에 출판 연월 등록</text:p>
      <text:p text:style-name="P313">2. <text:line-break/>비디오는</text:p>
      <text:list xml:id="list1277358611" text:style-name="L55">
        <text:list-item>
          <text:p text:style-name="P617">현재까지의 모든 비디오?</text:p>
        </text:list-item>
        <text:list-item>
          <text:p text:style-name="P617">논문 발행 후 일정 기간 이내 비디오?(1년?)</text:p>
        </text:list-item>
      </text:list>
      <text:p text:style-name="P312"/>
      <text:p text:style-name="P314">200811.ipynb</text:p>
      <text:p text:style-name="P314">피인용 존재하는 논문<text:span text:style-name="T113">(dropna)</text:span></text:p>
      <text:list xml:id="list4047533980" text:style-name="L56">
        <text:list-item>
          <text:p text:style-name="P618">2019comp 전체 / 비디오 유 그룹 비교</text:p>
          <text:list>
            <text:list-item>
              <text:p text:style-name="P618">t-test에서 p=0.202 → 유의하지 않음</text:p>
            </text:list-item>
          </text:list>
        </text:list-item>
        <text:list-item>
          <text:p text:style-name="P618">2014comp 전체 / 비디오 유 그룹 비교</text:p>
          <text:list>
            <text:list-item>
              <text:p text:style-name="P638"><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63714787947124" text:continue-numbering="true" text:style-name="L56">
        <text:list-header>
          <text:p text:style-name="P619"/>
        </text:list-header>
        <text:list-item>
          <text:p text:style-name="P619">2019comp 비디오 무 / 비디오 유 그룹 비교</text:p>
          <text:list>
            <text:list-item>
              <text:p text:style-name="P639"><text:span text:style-name="T71">t-test에서 p=0.</text:span><text:span text:style-name="T73">199</text:span><text:span text:style-name="T71"> → 유의하지 않음</text:span></text:p>
            </text:list-item>
          </text:list>
        </text:list-item>
        <text:list-item>
          <text:p text:style-name="P619">2014comp 비디오 무 / 비디오 유 그룹 비교</text:p>
          <text:list>
            <text:list-item>
              <text:p text:style-name="P639"><text:span text:style-name="T71">t-test에서 p=0.00</text:span><text:span text:style-name="T73">2</text:span><text:span text:style-name="T71"> → 유의함</text:span></text:p>
            </text:list-item>
          </text:list>
        </text:list-item>
      </text:list>
      <text:p text:style-name="P438"><text:span text:style-name="T72">→</text:span><text:span text:style-name="T73"> 2019년에 대해선, 비디오의 영향력은 미미</text:span></text:p>
      <text:p text:style-name="P278"/>
      <text:p text:style-name="P393">200812</text:p>
      <text:p text:style-name="P285">1701-1706 comp redirection처리 완료</text:p>
      <text:p text:style-name="P285"/>
      <text:p text:style-name="P281"><text:soft-page-break/>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4">200814</text:p>
      <text:p text:style-name="P286">altmetric확인</text:p>
      <text:p text:style-name="P286">-redirection에서 가능</text:p>
      <text:list xml:id="list17811057" text:style-name="L57">
        <text:list-item>
          <text:p text:style-name="P611">academic.oup.com/bib/article/</text:p>
        </text:list-item>
        <text:list-item>
          <text:p text:style-name="P611">academic.oup.com/bioinformatics/article/</text:p>
        </text:list-item>
        <text:list-item>
          <text:p text:style-name="P611">annals.math.princeton.edu/</text:p>
        </text:list-item>
        <text:list-item>
          <text:p text:style-name="P611">biologydirect.biomedcentral.com/articles/</text:p>
        </text:list-item>
        <text:list-item>
          <text:p text:style-name="P611">bmcbioinformatics.biomedcentral.com/articles/</text:p>
        </text:list-item>
        <text:list-item>
          <text:p text:style-name="P611">cambridge.org/core/journals/</text:p>
        </text:list-item>
        <text:list-item>
          <text:p text:style-name="P611">content.iospress.com/articles/</text:p>
        </text:list-item>
        <text:list-item>
          <text:p text:style-name="P611">gmd.copernicus.org/articles/</text:p>
        </text:list-item>
        <text:list-item>
          <text:p text:style-name="P613">journals.plos.org/ploscompbiol/article?id=</text:p>
        </text:list-item>
        <text:list-item>
          <text:p text:style-name="P615">journals.sagepub.com/doi/</text:p>
        </text:list-item>
        <text:list-item>
          <text:p text:style-name="P615">link.springer.com/article/</text:p>
        </text:list-item>
        <text:list-item>
          <text:p text:style-name="P615">nature.com/articles/</text:p>
        </text:list-item>
        <text:list-item>
          <text:p text:style-name="P615">onlinelibrary.wiley.com/doi/abs/</text:p>
        </text:list-item>
        <text:list-item>
          <text:p text:style-name="P615">projecteuclid.org/</text:p>
        </text:list-item>
        <text:list-item>
          <text:p text:style-name="P615">pubs.acs.org/doi/</text:p>
        </text:list-item>
        <text:list-item>
          <text:p text:style-name="P615">pubsonline.informs.org/doi/abs/</text:p>
        </text:list-item>
      </text:list>
      <text:p text:style-name="P286">-redirection에서 altmetric it 불가, 미지원</text:p>
      <text:list xml:id="list2648678337" text:style-name="L58">
        <text:list-item>
          <text:p text:style-name="P612">dl.acm.org/doi/</text:p>
        </text:list-item>
        <text:list-item>
          <text:p text:style-name="P614">ieeexplore.ieee.org/document/</text:p>
        </text:list-item>
        <text:list-item>
          <text:p text:style-name="P614">inderscience.com/offer.php?id=</text:p>
        </text:list-item>
        <text:list-item>
          <text:p text:style-name="P616">misq.org/</text:p>
        </text:list-item>
        <text:list-item>
          <text:p text:style-name="P616"/>
        </text:list-item>
        <text:list-item>
          <text:p text:style-name="P616"/>
        </text:list-item>
      </text:list>
      <text:p text:style-name="P280"/>
      <text:p text:style-name="P395">200814</text:p>
      <text:p text:style-name="P287">5월</text:p>
      <text:p text:style-name="P287">1.doi</text:p>
      <text:p text:style-name="P429">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96">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97">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398">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99">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43">테마</text:p>
          </table:table-cell>
          <table:table-cell table:style-name="표2.A1" office:value-type="string">
            <text:p text:style-name="P443">Scopus subject area</text:p>
          </table:table-cell>
          <table:table-cell table:style-name="표2.A1" office:value-type="string">
            <text:p text:style-name="P447">필터</text:p>
          </table:table-cell>
          <table:table-cell table:style-name="표2.A1" office:value-type="string">
            <text:p text:style-name="P447">list</text:p>
          </table:table-cell>
          <table:table-cell table:style-name="표2.E1" office:value-type="string">
            <text:p text:style-name="P456">파일</text:p>
          </table:table-cell>
        </table:table-row>
        <table:table-row>
          <table:table-cell table:style-name="표2.A2" office:value-type="string">
            <text:p text:style-name="P443">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51">Journals<text:span text:style-name="T101">+Conference Proceedings</text:span></text:p>
          </table:table-cell>
          <table:table-cell table:style-name="표2.A2" office:value-type="string">
            <text:p text:style-name="P455"/>
          </table:table-cell>
          <table:table-cell table:style-name="표2.E2" office:value-type="string">
            <text:p text:style-name="P447"/>
          </table:table-cell>
        </table:table-row>
        <table:table-row>
          <table:table-cell table:style-name="표2.A2" office:value-type="string">
            <text:p text:style-name="P447">Math &amp; Computer Science</text:p>
          </table:table-cell>
          <table:table-cell table:style-name="표2.A2" office:value-type="string">
            <text:p text:style-name="P120">Computer Science + Mathmatics</text:p>
          </table:table-cell>
          <table:table-cell table:style-name="표2.A2" office:value-type="string">
            <text:p text:style-name="P451">Journals<text:span text:style-name="T101">+Conference Proceedings</text:span></text:p>
          </table:table-cell>
          <table:table-cell table:style-name="표2.A2" office:value-type="string">
            <text:p text:style-name="P447">1000/<text:span text:style-name="T101">3427</text:span></text:p>
          </table:table-cell>
          <table:table-cell table:style-name="표2.E2" office:value-type="string">
            <text:p text:style-name="P447">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400">200826</text:p>
      <text:p text:style-name="P371">2018 <text:span text:style-name="T130">comp</text:span></text:p>
      <text:p text:style-name="P372">1월</text:p>
      <text:p text:style-name="P372">1.doi</text:p>
      <text:p text:style-name="P431">search_20200826_152658.txt</text:p>
      <text:p text:style-name="P430">videos_20200826_153711.txt <text:span text:style-name="T130">+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1">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2">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3">200902</text:p>
      <text:p text:style-name="P317">소스: 2019 soc+hum 9322건 5%→ 466건 → 공백20건 → 446건</text:p>
      <text:p text:style-name="P315"/>
      <text:p text:style-name="P404">200904</text:p>
      <text:p text:style-name="P327">비디오 메트릭 분석</text:p>
      <text:list xml:id="list163714668568455" text:continue-list="list2662603898" text:style-name="L53">
        <text:list-item>
          <text:p text:style-name="P620">카운트</text:p>
          <text:list>
            <text:list-item>
              <text:p text:style-name="P620">카운트간 히트맵 <text:span text:style-name="T131">ok</text:span></text:p>
            </text:list-item>
            <text:list-item>
              <text:p text:style-name="P620">나이에 따른 카운트 증가 양상(모델화)</text:p>
              <text:list>
                <text:list-item>
                  <text:p text:style-name="P620">비디오 레이블-비디오 나이-채널 구독자수의 함수?</text:p>
                </text:list-item>
              </text:list>
            </text:list-item>
          </text:list>
        </text:list-item>
        <text:list-item>
          <text:p text:style-name="P620">레이블</text:p>
          <text:list>
            <text:list-item>
              <text:p text:style-name="P620">컨텐츠/비주얼/음성 구성비</text:p>
            </text:list-item>
          </text:list>
        </text:list-item>
      </text:list>
      <text:p text:style-name="P327"/>
      <text:p text:style-name="P327">추가 분석</text:p>
      <text:list xml:id="list1491475243" text:style-name="L59">
        <text:list-item>
          <text:p text:style-name="P621"><text:soft-page-break/>논문</text:p>
          <text:list>
            <text:list-item>
              <text:p text:style-name="P622">비디오 언급 비율 <text:span text:style-name="T131">ok</text:span></text:p>
            </text:list-item>
            <text:list-item>
              <text:p text:style-name="P621">피인용수 <text:span text:style-name="T131">ok</text:span></text:p>
            </text:list-item>
            <text:list-item>
              <text:p text:style-name="P622">AAS <text:span text:style-name="T131">ok</text:span></text:p>
            </text:list-item>
            <text:list-item>
              <text:p text:style-name="P621"/>
            </text:list-item>
          </text:list>
        </text:list-item>
        <text:list-item>
          <text:p text:style-name="P621">저널</text:p>
          <text:list>
            <text:list-item>
              <text:p text:style-name="P621">분야별 비디오 있는 논문 비율: 비디오가 집중되는 대분야/소분야 <text:span text:style-name="T131">ok</text:span></text:p>
            </text:list-item>
            <text:list-item>
              <text:p text:style-name="P621">분야에 따른 비디오의 영향력 비교</text:p>
              <text:list>
                <text:list-item>
                  <text:p text:style-name="P621"/>
                </text:list-item>
              </text:list>
            </text:list-item>
          </text:list>
        </text:list-item>
        <text:list-item>
          <text:p text:style-name="P621"/>
        </text:list-item>
      </text:list>
      <text:p text:style-name="P326"/>
      <text:p text:style-name="P326"/>
      <text:p text:style-name="P405">200908</text:p>
      <text:p text:style-name="P328">2019 life 비디오 레이블 대상 idx 100개 추출</text:p>
      <text:p text:style-name="P328">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6">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60">年度・分野</text:p>
          </table:table-cell>
          <table:table-cell table:style-name="표3.A1" office:value-type="string">
            <text:p text:style-name="P459">2019 comp</text:p>
          </table:table-cell>
          <table:table-cell table:style-name="표3.A1" office:value-type="string">
            <text:p text:style-name="P459">2017 comp</text:p>
          </table:table-cell>
          <table:table-cell table:style-name="표3.D1" office:value-type="string">
            <text:p text:style-name="P459">2014 comp</text:p>
          </table:table-cell>
        </table:table-row>
        <table:table-row>
          <table:table-cell table:style-name="표3.A2" office:value-type="string">
            <text:p text:style-name="P460">論稿数</text:p>
          </table:table-cell>
          <table:table-cell table:style-name="표3.A2" office:value-type="string">
            <text:p text:style-name="P461">14330</text:p>
          </table:table-cell>
          <table:table-cell table:style-name="표3.A2" office:value-type="string">
            <text:p text:style-name="P461">11353</text:p>
          </table:table-cell>
          <table:table-cell table:style-name="표3.D2" office:value-type="string">
            <text:p text:style-name="P461">9336</text:p>
          </table:table-cell>
        </table:table-row>
        <table:table-row>
          <table:table-cell table:style-name="표3.A2" office:value-type="string">
            <text:p text:style-name="P463">内、<text:span text:style-name="T133">AAS無し・未発見</text:span></text:p>
          </table:table-cell>
          <table:table-cell table:style-name="표3.A2" office:value-type="string">
            <text:p text:style-name="P461">1273(8.9%)</text:p>
          </table:table-cell>
          <table:table-cell table:style-name="표3.A2" office:value-type="string">
            <text:p text:style-name="P461">384(3.4%)</text:p>
          </table:table-cell>
          <table:table-cell table:style-name="표3.D2" office:value-type="string">
            <text:p text:style-name="P461">31<text:span text:style-name="T132">4</text:span>(3.4%)</text:p>
          </table:table-cell>
        </table:table-row>
        <table:table-row>
          <table:table-cell table:style-name="표3.A2" office:value-type="string">
            <text:p text:style-name="P460">対象論稿数</text:p>
          </table:table-cell>
          <table:table-cell table:style-name="표3.A2" office:value-type="string">
            <text:p text:style-name="P464">13057</text:p>
          </table:table-cell>
          <table:table-cell table:style-name="표3.A2" office:value-type="string">
            <text:p text:style-name="P464">10969</text:p>
          </table:table-cell>
          <table:table-cell table:style-name="표3.D2" office:value-type="string">
            <text:p text:style-name="P464">9022</text:p>
          </table:table-cell>
        </table:table-row>
        <table:table-row>
          <table:table-cell table:style-name="표3.A2" office:value-type="string">
            <text:p text:style-name="P466">内、動画付き論稿数</text:p>
          </table:table-cell>
          <table:table-cell table:style-name="표3.A2" office:value-type="string">
            <text:p text:style-name="P464">62(0.5%)</text:p>
          </table:table-cell>
          <table:table-cell table:style-name="표3.A2" office:value-type="string">
            <text:p text:style-name="P464">71(0.6%)</text:p>
          </table:table-cell>
          <table:table-cell table:style-name="표3.D2" office:value-type="string">
            <text:p text:style-name="P464">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60">年度・分野</text:p>
          </table:table-cell>
          <table:table-cell table:style-name="표5.A1" office:value-type="string">
            <text:p text:style-name="P460">2019 comp</text:p>
          </table:table-cell>
          <table:table-cell table:style-name="표5.A1" office:value-type="string">
            <text:p text:style-name="P460">2017 comp</text:p>
          </table:table-cell>
          <table:table-cell table:style-name="표5.D1" office:value-type="string">
            <text:p text:style-name="P460">2014 comp</text:p>
          </table:table-cell>
        </table:table-row>
        <table:table-row>
          <table:table-cell table:style-name="표5.A2" office:value-type="string">
            <text:p text:style-name="P460">論稿数</text:p>
          </table:table-cell>
          <table:table-cell table:style-name="표5.A2" office:value-type="string">
            <text:p text:style-name="P462">14330</text:p>
          </table:table-cell>
          <table:table-cell table:style-name="표5.A2" office:value-type="string">
            <text:p text:style-name="P462">11353</text:p>
          </table:table-cell>
          <table:table-cell table:style-name="표5.D2" office:value-type="string">
            <text:p text:style-name="P462">9336</text:p>
          </table:table-cell>
        </table:table-row>
        <table:table-row>
          <table:table-cell table:style-name="표5.A2" office:value-type="string">
            <text:p text:style-name="P463">内、<text:span text:style-name="T133">AAS無し・未発見</text:span></text:p>
          </table:table-cell>
          <table:table-cell table:style-name="표5.A2" office:value-type="string">
            <text:p text:style-name="P462"><text:span text:style-name="T133">10948</text:span>(<text:span text:style-name="T133">76.4</text:span>%)</text:p>
          </table:table-cell>
          <table:table-cell table:style-name="표5.A2" office:value-type="string">
            <text:p text:style-name="P462"><text:span text:style-name="T133">7935</text:span>(<text:span text:style-name="T133">69.9</text:span>%)</text:p>
          </table:table-cell>
          <table:table-cell table:style-name="표5.D2" office:value-type="string">
            <text:p text:style-name="P462"><text:span text:style-name="T133">6039</text:span>(<text:span text:style-name="T133">64.7</text:span>%)</text:p>
          </table:table-cell>
        </table:table-row>
        <table:table-row>
          <table:table-cell table:style-name="표5.A2" office:value-type="string">
            <text:p text:style-name="P460">対象論稿数</text:p>
          </table:table-cell>
          <table:table-cell table:style-name="표5.A2" office:value-type="string">
            <text:p text:style-name="P471">3382</text:p>
          </table:table-cell>
          <table:table-cell table:style-name="표5.A2" office:value-type="string">
            <text:p text:style-name="P471">3418</text:p>
          </table:table-cell>
          <table:table-cell table:style-name="표5.D2" office:value-type="string">
            <text:p text:style-name="P471">3297</text:p>
          </table:table-cell>
        </table:table-row>
        <table:table-row>
          <table:table-cell table:style-name="표5.A2" office:value-type="string">
            <text:p text:style-name="P466">内、動画付き論稿数</text:p>
          </table:table-cell>
          <table:table-cell table:style-name="표5.A2" office:value-type="string">
            <text:p text:style-name="P465"><text:span text:style-name="T133">37</text:span>(<text:span text:style-name="T133">1.1</text:span>%)</text:p>
          </table:table-cell>
          <table:table-cell table:style-name="표5.A2" office:value-type="string">
            <text:p text:style-name="P465"><text:span text:style-name="T133">52</text:span>(<text:span text:style-name="T133">1.5%</text:span>)</text:p>
          </table:table-cell>
          <table:table-cell table:style-name="표5.D2" office:value-type="string">
            <text:p text:style-name="P465"><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69">Year</text:p>
          </table:table-cell>
          <table:table-cell table:style-name="표4.A1" table:number-columns-spanned="5" office:value-type="string">
            <text:p text:style-name="P467">2019</text:p>
          </table:table-cell>
          <table:covered-table-cell/>
          <table:covered-table-cell/>
          <table:covered-table-cell/>
          <table:covered-table-cell/>
          <table:table-cell table:style-name="표4.G1" table:number-columns-spanned="5" office:value-type="string">
            <text:p text:style-name="P467">2014</text:p>
          </table:table-cell>
          <table:covered-table-cell/>
          <table:covered-table-cell/>
          <table:covered-table-cell/>
          <table:covered-table-cell/>
        </table:table-row>
        <table:table-row>
          <table:table-cell table:style-name="표4.A2" office:value-type="string">
            <text:p text:style-name="P469">Set</text:p>
          </table:table-cell>
          <table:table-cell table:style-name="표4.A2" office:value-type="string">
            <text:p text:style-name="P469">w/o video</text:p>
          </table:table-cell>
          <table:table-cell table:style-name="표4.A2" office:value-type="string">
            <text:p text:style-name="P472">exp</text:p>
          </table:table-cell>
          <table:table-cell table:style-name="표4.A2" office:value-type="string">
            <text:p text:style-name="P472">news</text:p>
          </table:table-cell>
          <table:table-cell table:style-name="표4.A2" office:value-type="string">
            <text:p text:style-name="P472">sup</text:p>
          </table:table-cell>
          <table:table-cell table:style-name="표4.A2" office:value-type="string">
            <text:p text:style-name="P472">ref</text:p>
          </table:table-cell>
          <table:table-cell table:style-name="표4.A2" office:value-type="string">
            <text:p text:style-name="P469">w/o video</text:p>
          </table:table-cell>
          <table:table-cell table:style-name="표4.A2" office:value-type="string">
            <text:p text:style-name="P472">exp</text:p>
          </table:table-cell>
          <table:table-cell table:style-name="표4.A2" office:value-type="string">
            <text:p text:style-name="P472">news</text:p>
          </table:table-cell>
          <table:table-cell table:style-name="표4.A2" office:value-type="string">
            <text:p text:style-name="P472">sup</text:p>
          </table:table-cell>
          <table:table-cell table:style-name="표4.K2" office:value-type="string">
            <text:p text:style-name="P472">ref</text:p>
          </table:table-cell>
        </table:table-row>
        <table:table-row>
          <table:table-cell table:style-name="표4.A2" office:value-type="string">
            <text:p text:style-name="P469">Mean</text:p>
          </table:table-cell>
          <table:table-cell table:style-name="표4.A2" office:value-type="string">
            <text:p text:style-name="P472">0.<text:span text:style-name="T134">4</text:span></text:p>
          </table:table-cell>
          <table:table-cell table:style-name="표4.A2" office:value-type="string">
            <text:p text:style-name="P476">0.9</text:p>
          </table:table-cell>
          <table:table-cell table:style-name="표4.A2" office:value-type="string">
            <text:p text:style-name="P476">1.1</text:p>
          </table:table-cell>
          <table:table-cell table:style-name="표4.A2" office:value-type="string">
            <text:p text:style-name="P476">0.2</text:p>
          </table:table-cell>
          <table:table-cell table:style-name="표4.A2" office:value-type="string">
            <text:p text:style-name="P476">1.5</text:p>
          </table:table-cell>
          <table:table-cell table:style-name="표4.A2" office:value-type="string">
            <text:p text:style-name="P476">0.5</text:p>
          </table:table-cell>
          <table:table-cell table:style-name="표4.A2" office:value-type="string">
            <text:p text:style-name="P476">0.9</text:p>
          </table:table-cell>
          <table:table-cell table:style-name="표4.A2" office:value-type="string">
            <text:p text:style-name="P469">-</text:p>
          </table:table-cell>
          <table:table-cell table:style-name="표4.A2" office:value-type="string">
            <text:p text:style-name="P476">0.5</text:p>
          </table:table-cell>
          <table:table-cell table:style-name="표4.K2" office:value-type="string">
            <text:p text:style-name="P476">1.6</text:p>
          </table:table-cell>
        </table:table-row>
        <table:table-row>
          <table:table-cell table:style-name="표4.A2" office:value-type="string">
            <text:p text:style-name="P467">P-value</text:p>
          </table:table-cell>
          <table:table-cell table:style-name="표4.A2" office:value-type="string">
            <text:p text:style-name="P467">-</text:p>
          </table:table-cell>
          <table:table-cell table:style-name="표4.A2" office:value-type="string">
            <text:p text:style-name="P476">0.0002</text:p>
          </table:table-cell>
          <table:table-cell table:style-name="표4.A2" office:value-type="string">
            <text:p text:style-name="P476">0.0012</text:p>
          </table:table-cell>
          <table:table-cell table:style-name="표4.A2" office:value-type="string">
            <text:p text:style-name="P476">0.1057</text:p>
          </table:table-cell>
          <table:table-cell table:style-name="표4.A2" office:value-type="string">
            <text:p text:style-name="P476">0.0000</text:p>
          </table:table-cell>
          <table:table-cell table:style-name="표4.A2" office:value-type="string">
            <text:p text:style-name="P467">-</text:p>
          </table:table-cell>
          <table:table-cell table:style-name="표4.A2" office:value-type="string">
            <text:p text:style-name="P476">0.0008</text:p>
          </table:table-cell>
          <table:table-cell table:style-name="표4.A2" office:value-type="string">
            <text:p text:style-name="P472">-</text:p>
          </table:table-cell>
          <table:table-cell table:style-name="표4.A2" office:value-type="string">
            <text:p text:style-name="P476">0.7001</text:p>
          </table:table-cell>
          <table:table-cell table:style-name="표4.K2" office:value-type="string">
            <text:p text:style-name="P476">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4">ラベル</text:p>
          </table:table-cell>
          <table:table-cell table:style-name="표6.A1" office:value-type="string">
            <text:p text:style-name="P458">言及目的</text:p>
          </table:table-cell>
          <table:table-cell table:style-name="표6.C1" office:value-type="string">
            <text:p text:style-name="P458">説明</text:p>
          </table:table-cell>
        </table:table-row>
        <table:table-row>
          <table:table-cell table:style-name="표6.A2" office:value-type="string">
            <text:p text:style-name="P474">exp</text:p>
          </table:table-cell>
          <table:table-cell table:style-name="표6.A2" office:value-type="string">
            <text:p text:style-name="P475">論文解説動画</text:p>
          </table:table-cell>
          <table:table-cell table:style-name="표6.C2" office:value-type="string">
            <text:p text:style-name="P458">対象論文の背景・手法・結果等の解説を目的とする動画。学会発表等を含む。</text:p>
          </table:table-cell>
        </table:table-row>
        <text:soft-page-break/>
        <table:table-row>
          <table:table-cell table:style-name="표6.A2" office:value-type="string">
            <text:p text:style-name="P474">news</text:p>
          </table:table-cell>
          <table:table-cell table:style-name="표6.A2" office:value-type="string">
            <text:p text:style-name="P475">論文紹介動画</text:p>
          </table:table-cell>
          <table:table-cell table:style-name="표6.C2" office:value-type="string">
            <text:p text:style-name="P474">論文の出版や内容を簡単に説明する動画。 Video abstract, preview, review, science news等を含む。</text:p>
          </table:table-cell>
        </table:table-row>
        <table:table-row>
          <table:table-cell table:style-name="표6.A2" office:value-type="string">
            <text:p text:style-name="P474">sup</text:p>
          </table:table-cell>
          <table:table-cell table:style-name="표6.A2" office:value-type="string">
            <text:p text:style-name="P475">補足資料</text:p>
          </table:table-cell>
          <table:table-cell table:style-name="표6.C2" office:value-type="string">
            <text:p text:style-name="P458">論文内資料の動画バージョンのみを取り扱う。</text:p>
          </table:table-cell>
        </table:table-row>
        <table:table-row>
          <table:table-cell table:style-name="표6.A2" office:value-type="string">
            <text:p text:style-name="P474">ref</text:p>
          </table:table-cell>
          <table:table-cell table:style-name="표6.A2" office:value-type="string">
            <text:p text:style-name="P475">参照動画</text:p>
          </table:table-cell>
          <table:table-cell table:style-name="표6.C2" office:value-type="string">
            <text:p text:style-name="P458">動画の公開目的や主張の裏付け、もしくは言及目的が不明なケース。</text:p>
          </table:table-cell>
        </table:table-row>
      </table:table>
      <text:p text:style-name="P328"/>
      <text:p text:style-name="P328"/>
      <text:p text:style-name="P407">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408">200918</text:p>
      <text:p text:style-name="P335">1. 저널 스코어 분석</text:p>
      <text:p text:style-name="P335">-2014 comp 논문의 저널 스코어 박스플롯(?)</text:p>
      <text:p text:style-name="P428">-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09">200921</text:p>
      <text:p text:style-name="P336">2019 life 레이블 계속</text:p>
      <text:p text:style-name="P328"/>
      <text:p text:style-name="P410">20092<text:span text:style-name="T138">4</text:span></text:p>
      <text:p text:style-name="P337">2019 life 레이블 완료...</text:p>
      <text:p text:style-name="P328"/>
      <text:p text:style-name="P411">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39">s-transformers 사용해서 어떤 비디오가 만들어지는지 분석!</text:span></text:p>
      <text:p text:style-name="P328"/>
      <text:p text:style-name="P412">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78"/>
          </table:table-cell>
          <table:table-cell table:style-name="표8.A1" office:value-type="string">
            <text:p text:style-name="P478">Percentile</text:p>
          </table:table-cell>
          <table:table-cell table:style-name="표8.A1" office:value-type="string">
            <text:p text:style-name="P478">~1%</text:p>
          </table:table-cell>
          <table:table-cell table:style-name="표8.A1" office:value-type="string">
            <text:p text:style-name="P478">1~2%</text:p>
          </table:table-cell>
          <table:table-cell table:style-name="표8.A1" office:value-type="string">
            <text:p text:style-name="P478">2~3%</text:p>
          </table:table-cell>
          <table:table-cell table:style-name="표8.A1" office:value-type="string">
            <text:p text:style-name="P478">3~4%</text:p>
          </table:table-cell>
          <table:table-cell table:style-name="표8.A1" office:value-type="string">
            <text:p text:style-name="P478">4~5%</text:p>
          </table:table-cell>
          <table:table-cell table:style-name="표8.A1" office:value-type="string">
            <text:p text:style-name="P478">Mean</text:p>
          </table:table-cell>
          <table:table-cell table:style-name="표8.I1" office:value-type="string">
            <text:p text:style-name="P478">STD</text:p>
          </table:table-cell>
        </table:table-row>
        <table:table-row>
          <table:table-cell table:style-name="표8.A2" table:number-rows-spanned="2" office:value-type="string">
            <text:p text:style-name="P478">2014</text:p>
          </table:table-cell>
          <table:table-cell table:style-name="표8.A2" office:value-type="string">
            <text:p text:style-name="P478">動画付ジャーナル数</text:p>
          </table:table-cell>
          <table:table-cell table:style-name="표8.A2" office:value-type="string">
            <text:p text:style-name="P478">6</text:p>
          </table:table-cell>
          <table:table-cell table:style-name="표8.A2" office:value-type="string">
            <text:p text:style-name="P478">10</text:p>
          </table:table-cell>
          <table:table-cell table:style-name="표8.A2" office:value-type="string">
            <text:p text:style-name="P478">7</text:p>
          </table:table-cell>
          <table:table-cell table:style-name="표8.A2" office:value-type="string">
            <text:p text:style-name="P478">6</text:p>
          </table:table-cell>
          <table:table-cell table:style-name="표8.A2" office:value-type="string">
            <text:p text:style-name="P478">6</text:p>
          </table:table-cell>
          <table:table-cell table:style-name="표8.A2" office:value-type="string">
            <text:p text:style-name="P478">7.0</text:p>
          </table:table-cell>
          <table:table-cell table:style-name="표8.I2" office:value-type="string">
            <text:p text:style-name="P478">1.55</text:p>
          </table:table-cell>
        </table:table-row>
        <table:table-row>
          <table:covered-table-cell/>
          <table:table-cell table:style-name="표8.A2" office:value-type="string">
            <text:p text:style-name="P479">動画付論稿数</text:p>
          </table:table-cell>
          <table:table-cell table:style-name="표8.A2" office:value-type="string">
            <text:p text:style-name="P478">25</text:p>
          </table:table-cell>
          <table:table-cell table:style-name="표8.A2" office:value-type="string">
            <text:p text:style-name="P478">28</text:p>
          </table:table-cell>
          <table:table-cell table:style-name="표8.A2" office:value-type="string">
            <text:p text:style-name="P478">19</text:p>
          </table:table-cell>
          <table:table-cell table:style-name="표8.A2" office:value-type="string">
            <text:p text:style-name="P478">11</text:p>
          </table:table-cell>
          <table:table-cell table:style-name="표8.A2" office:value-type="string">
            <text:p text:style-name="P478">19</text:p>
          </table:table-cell>
          <table:table-cell table:style-name="표8.A2" office:value-type="string">
            <text:p text:style-name="P478">20.4</text:p>
          </table:table-cell>
          <table:table-cell table:style-name="표8.I2" office:value-type="string">
            <text:p text:style-name="P478">5.85</text:p>
          </table:table-cell>
        </table:table-row>
        <table:table-row>
          <table:table-cell table:style-name="표8.A2" table:number-rows-spanned="2" office:value-type="string">
            <text:p text:style-name="P478">2019</text:p>
          </table:table-cell>
          <table:table-cell table:style-name="표8.A2" office:value-type="string">
            <text:p text:style-name="P478">動画付ジャーナル数</text:p>
          </table:table-cell>
          <table:table-cell table:style-name="표8.A2" office:value-type="string">
            <text:p text:style-name="P478">9</text:p>
          </table:table-cell>
          <table:table-cell table:style-name="표8.A2" office:value-type="string">
            <text:p text:style-name="P478">8</text:p>
          </table:table-cell>
          <table:table-cell table:style-name="표8.A2" office:value-type="string">
            <text:p text:style-name="P478">7</text:p>
          </table:table-cell>
          <table:table-cell table:style-name="표8.A2" office:value-type="string">
            <text:p text:style-name="P478">3</text:p>
          </table:table-cell>
          <table:table-cell table:style-name="표8.A2" office:value-type="string">
            <text:p text:style-name="P478">9</text:p>
          </table:table-cell>
          <table:table-cell table:style-name="표8.A2" office:value-type="string">
            <text:p text:style-name="P478">7.2</text:p>
          </table:table-cell>
          <table:table-cell table:style-name="표8.I2" office:value-type="string">
            <text:p text:style-name="P478">2.23</text:p>
          </table:table-cell>
        </table:table-row>
        <table:table-row>
          <table:covered-table-cell/>
          <table:table-cell table:style-name="표8.A2" office:value-type="string">
            <text:p text:style-name="P479">動画付論稿数</text:p>
          </table:table-cell>
          <table:table-cell table:style-name="표8.A2" office:value-type="string">
            <text:p text:style-name="P478">13</text:p>
          </table:table-cell>
          <table:table-cell table:style-name="표8.A2" office:value-type="string">
            <text:p text:style-name="P478">10</text:p>
          </table:table-cell>
          <table:table-cell table:style-name="표8.A2" office:value-type="string">
            <text:p text:style-name="P478">14</text:p>
          </table:table-cell>
          <table:table-cell table:style-name="표8.A2" office:value-type="string">
            <text:p text:style-name="P478">4</text:p>
          </table:table-cell>
          <table:table-cell table:style-name="표8.A2" office:value-type="string">
            <text:p text:style-name="P478">23</text:p>
          </table:table-cell>
          <table:table-cell table:style-name="표8.A2" office:value-type="string">
            <text:p text:style-name="P478">12.8</text:p>
          </table:table-cell>
          <table:table-cell table:style-name="표8.I2" office:value-type="string">
            <text:p text:style-name="P478">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80">年度・分野</text:p>
          </table:table-cell>
          <table:table-cell table:style-name="표7.A1" office:value-type="string">
            <text:p text:style-name="P480">2019 comp</text:p>
          </table:table-cell>
          <table:table-cell table:style-name="표7.C1" office:value-type="string">
            <text:p text:style-name="P480">2014 comp</text:p>
          </table:table-cell>
        </table:table-row>
        <table:table-row>
          <table:table-cell table:style-name="표7.A2" office:value-type="string">
            <text:p text:style-name="P481">早期動画付き論稿数</text:p>
            <text:p text:style-name="P481">（全論稿数）</text:p>
          </table:table-cell>
          <table:table-cell table:style-name="표7.A2" office:value-type="string">
            <text:p text:style-name="P480">50(14330)</text:p>
          </table:table-cell>
          <table:table-cell table:style-name="표7.C2" office:value-type="string">
            <text:p text:style-name="P480">67(9336)</text:p>
          </table:table-cell>
        </table:table-row>
        <table:table-row>
          <table:table-cell table:style-name="표7.A2" office:value-type="string">
            <text:p text:style-name="P481">早期動画数（全動画数）</text:p>
          </table:table-cell>
          <table:table-cell table:style-name="표7.A2" office:value-type="string">
            <text:p text:style-name="P480">63<text:span text:style-name="T145">(79)</text:span></text:p>
          </table:table-cell>
          <table:table-cell table:style-name="표7.C2" office:value-type="string">
            <text:p text:style-name="P480">79<text:span text:style-name="T145">(143)</text:span></text:p>
          </table:table-cell>
        </table:table-row>
        <table:table-row>
          <table:table-cell table:style-name="표7.A2" office:value-type="string">
            <text:p text:style-name="P480">早期動画付きScopus 詳細分野数（全数）</text:p>
          </table:table-cell>
          <table:table-cell table:style-name="표7.A2" office:value-type="string">
            <text:p text:style-name="P480">20<text:span text:style-name="T145">(46)</text:span></text:p>
          </table:table-cell>
          <table:table-cell table:style-name="표7.C2" office:value-type="string">
            <text:p text:style-name="P480">18<text:span text:style-name="T145">(43)</text:span></text:p>
          </table:table-cell>
        </table:table-row>
        <table:table-row>
          <table:table-cell table:style-name="표7.A2" office:value-type="string">
            <text:p text:style-name="P480">早期動画付き ジャーナル数</text:p>
            <text:p text:style-name="P480"><text:soft-page-break/>（全ジャーナル数）</text:p>
          </table:table-cell>
          <table:table-cell table:style-name="표7.A2" office:value-type="string">
            <text:p text:style-name="P480">26<text:span text:style-name="T145">(133)</text:span></text:p>
          </table:table-cell>
          <table:table-cell table:style-name="표7.C2" office:value-type="string">
            <text:p text:style-name="P480">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3">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4">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70">Year</text:p>
          </table:table-cell>
          <table:covered-table-cell/>
          <table:table-cell table:style-name="표9.A1" table:number-columns-spanned="5" office:value-type="string">
            <text:p text:style-name="P468">2019</text:p>
          </table:table-cell>
          <table:covered-table-cell/>
          <table:covered-table-cell/>
          <table:covered-table-cell/>
          <table:covered-table-cell/>
          <table:table-cell table:style-name="표9.H1" table:number-columns-spanned="5" office:value-type="string">
            <text:p text:style-name="P468">2014</text:p>
          </table:table-cell>
          <table:covered-table-cell/>
          <table:covered-table-cell/>
          <table:covered-table-cell/>
          <table:covered-table-cell/>
        </table:table-row>
        <table:table-row>
          <table:table-cell table:style-name="표9.A2" table:number-columns-spanned="2" office:value-type="string">
            <text:p text:style-name="P470">Set</text:p>
          </table:table-cell>
          <table:covered-table-cell/>
          <table:table-cell table:style-name="표9.A2" office:value-type="string">
            <text:p text:style-name="P470">w/o video</text:p>
          </table:table-cell>
          <table:table-cell table:style-name="표9.A2" office:value-type="string">
            <text:p text:style-name="P473">exp</text:p>
          </table:table-cell>
          <table:table-cell table:style-name="표9.A2" office:value-type="string">
            <text:p text:style-name="P473">news</text:p>
          </table:table-cell>
          <table:table-cell table:style-name="표9.A2" office:value-type="string">
            <text:p text:style-name="P473">sup</text:p>
          </table:table-cell>
          <table:table-cell table:style-name="표9.A2" office:value-type="string">
            <text:p text:style-name="P473">ref</text:p>
          </table:table-cell>
          <table:table-cell table:style-name="표9.A2" office:value-type="string">
            <text:p text:style-name="P470">w/o video</text:p>
          </table:table-cell>
          <table:table-cell table:style-name="표9.A2" office:value-type="string">
            <text:p text:style-name="P473">exp</text:p>
          </table:table-cell>
          <table:table-cell table:style-name="표9.A2" office:value-type="string">
            <text:p text:style-name="P473">news</text:p>
          </table:table-cell>
          <table:table-cell table:style-name="표9.A2" office:value-type="string">
            <text:p text:style-name="P473">sup</text:p>
          </table:table-cell>
          <table:table-cell table:style-name="표9.L2" office:value-type="string">
            <text:p text:style-name="P473">ref</text:p>
          </table:table-cell>
        </table:table-row>
        <table:table-row>
          <table:table-cell table:style-name="표9.A2" table:number-rows-spanned="2" office:value-type="string">
            <text:p text:style-name="P482">Comp</text:p>
          </table:table-cell>
          <table:table-cell table:style-name="표9.A2" office:value-type="string">
            <text:p text:style-name="P470">Mean</text:p>
          </table:table-cell>
          <table:table-cell table:style-name="표9.A2" office:value-type="string">
            <text:p text:style-name="P473">0.<text:span text:style-name="T134">4</text:span></text:p>
          </table:table-cell>
          <table:table-cell table:style-name="표9.A2" office:value-type="string">
            <text:p text:style-name="P477">0.9</text:p>
          </table:table-cell>
          <table:table-cell table:style-name="표9.A2" office:value-type="string">
            <text:p text:style-name="P477">1.1</text:p>
          </table:table-cell>
          <table:table-cell table:style-name="표9.A2" office:value-type="string">
            <text:p text:style-name="P477">0.2</text:p>
          </table:table-cell>
          <table:table-cell table:style-name="표9.A2" office:value-type="string">
            <text:p text:style-name="P477">1.5</text:p>
          </table:table-cell>
          <table:table-cell table:style-name="표9.A2" office:value-type="string">
            <text:p text:style-name="P477">0.5</text:p>
          </table:table-cell>
          <table:table-cell table:style-name="표9.A2" office:value-type="string">
            <text:p text:style-name="P477">0.9</text:p>
          </table:table-cell>
          <table:table-cell table:style-name="표9.A2" office:value-type="string">
            <text:p text:style-name="P470">-</text:p>
          </table:table-cell>
          <table:table-cell table:style-name="표9.A2" office:value-type="string">
            <text:p text:style-name="P477">0.5</text:p>
          </table:table-cell>
          <table:table-cell table:style-name="표9.L2" office:value-type="string">
            <text:p text:style-name="P477">1.6</text:p>
          </table:table-cell>
        </table:table-row>
        <table:table-row>
          <table:covered-table-cell/>
          <table:table-cell table:style-name="표9.A2" office:value-type="string">
            <text:p text:style-name="P468">P-value</text:p>
          </table:table-cell>
          <table:table-cell table:style-name="표9.A2" office:value-type="string">
            <text:p text:style-name="P468">-</text:p>
          </table:table-cell>
          <table:table-cell table:style-name="표9.A2" office:value-type="string">
            <text:p text:style-name="P477">0.0002</text:p>
          </table:table-cell>
          <table:table-cell table:style-name="표9.A2" office:value-type="string">
            <text:p text:style-name="P477">0.0012</text:p>
          </table:table-cell>
          <table:table-cell table:style-name="표9.A2" office:value-type="string">
            <text:p text:style-name="P477">0.1057</text:p>
          </table:table-cell>
          <table:table-cell table:style-name="표9.A2" office:value-type="string">
            <text:p text:style-name="P477">0.0000</text:p>
          </table:table-cell>
          <table:table-cell table:style-name="표9.A2" office:value-type="string">
            <text:p text:style-name="P468">-</text:p>
          </table:table-cell>
          <table:table-cell table:style-name="표9.A2" office:value-type="string">
            <text:p text:style-name="P477">0.0008</text:p>
          </table:table-cell>
          <table:table-cell table:style-name="표9.A2" office:value-type="string">
            <text:p text:style-name="P473">-</text:p>
          </table:table-cell>
          <table:table-cell table:style-name="표9.A2" office:value-type="string">
            <text:p text:style-name="P477">0.7001</text:p>
          </table:table-cell>
          <table:table-cell table:style-name="표9.L2" office:value-type="string">
            <text:p text:style-name="P477">0.0000</text:p>
          </table:table-cell>
        </table:table-row>
        <table:table-row>
          <table:table-cell table:style-name="표9.A2" table:number-rows-spanned="2" office:value-type="string">
            <text:p text:style-name="P482">Life</text:p>
          </table:table-cell>
          <table:table-cell table:style-name="표9.A2" office:value-type="string">
            <text:p text:style-name="P470">Mean</text:p>
          </table:table-cell>
          <table:table-cell table:style-name="표9.A2" office:value-type="string">
            <text:p text:style-name="P482">0.9</text:p>
          </table:table-cell>
          <table:table-cell table:style-name="표9.A2" office:value-type="string">
            <text:p text:style-name="P482">1.7</text:p>
          </table:table-cell>
          <table:table-cell table:style-name="표9.A2" office:value-type="string">
            <text:p text:style-name="P482">1.1</text:p>
          </table:table-cell>
          <table:table-cell table:style-name="표9.A2" office:value-type="string">
            <text:p text:style-name="P482">1.0</text:p>
          </table:table-cell>
          <table:table-cell table:style-name="표9.A2" office:value-type="string">
            <text:p text:style-name="P482">1.2</text:p>
          </table:table-cell>
          <table:table-cell table:style-name="표9.A2" office:value-type="string">
            <text:p text:style-name="P482">1.5</text:p>
          </table:table-cell>
          <table:table-cell table:style-name="표9.A2" office:value-type="string">
            <text:p text:style-name="P482">1.9</text:p>
          </table:table-cell>
          <table:table-cell table:style-name="표9.A2" office:value-type="string">
            <text:p text:style-name="P482">1.6</text:p>
          </table:table-cell>
          <table:table-cell table:style-name="표9.A2" office:value-type="string">
            <text:p text:style-name="P482">1.8</text:p>
          </table:table-cell>
          <table:table-cell table:style-name="표9.L2" office:value-type="string">
            <text:p text:style-name="P482">1.8</text:p>
          </table:table-cell>
        </table:table-row>
        <table:table-row>
          <table:covered-table-cell/>
          <table:table-cell table:style-name="표9.A2" office:value-type="string">
            <text:p text:style-name="P468">P-value</text:p>
          </table:table-cell>
          <table:table-cell table:style-name="표9.A2" office:value-type="string">
            <text:p text:style-name="P468">-</text:p>
          </table:table-cell>
          <table:table-cell table:style-name="표9.A2" office:value-type="string">
            <text:p text:style-name="P483">0.0000</text:p>
          </table:table-cell>
          <table:table-cell table:style-name="표9.A2" office:value-type="string">
            <text:p text:style-name="P483">0.0104</text:p>
          </table:table-cell>
          <table:table-cell table:style-name="표9.A2" office:value-type="string">
            <text:p text:style-name="P483">0.7005</text:p>
          </table:table-cell>
          <table:table-cell table:style-name="표9.A2" office:value-type="string">
            <text:p text:style-name="P483">0.0002</text:p>
          </table:table-cell>
          <table:table-cell table:style-name="표9.A2" office:value-type="string">
            <text:p text:style-name="P468">-</text:p>
          </table:table-cell>
          <table:table-cell table:style-name="표9.A2" office:value-type="string">
            <text:p text:style-name="P483">0.0255</text:p>
          </table:table-cell>
          <table:table-cell table:style-name="표9.A2" office:value-type="string">
            <text:p text:style-name="P483">0.1902</text:p>
          </table:table-cell>
          <table:table-cell table:style-name="표9.A2" office:value-type="string">
            <text:p text:style-name="P483">0.1578</text:p>
          </table:table-cell>
          <table:table-cell table:style-name="표9.L2" office:value-type="string">
            <text:p text:style-name="P483">0.0000</text:p>
          </table:table-cell>
        </table:table-row>
      </table:table>
      <text:p text:style-name="P343"/>
      <text:p text:style-name="P415">201010</text:p>
      <text:p text:style-name="P349">자… 여태 한걸 정리해보자</text:p>
      <text:p text:style-name="P349"/>
      <text:p text:style-name="P415">-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6">-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6"><text:span text:style-name="T146">-200625 </text:span>중간 발표</text:p>
      <text:p text:style-name="P351">2</text:p>
      <text:p text:style-name="P349"/>
      <text:p text:style-name="P417">-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7">-200819</text:p>
      <text:p text:style-name="P339">비디오 유무와 논문 메트릭스</text:p>
      <text:p text:style-name="P339"/>
      <text:p text:style-name="P417">-200827</text:p>
      <text:p text:style-name="P339">비디오 타임델타에 따른 논문 메트릭스(←<text:span text:style-name="T147"> 90일 간격이 아닌 360일 간격으로 시도해봄이?)</text:span></text:p>
      <text:p text:style-name="P339"/>
      <text:p text:style-name="P417">-200904</text:p>
      <text:p text:style-name="P352">비디오 목적 그룹별 논문 메트릭스</text:p>
      <text:p text:style-name="P352">목적x타임델타 별 논문 메트릭스 (← 샘플 부족)</text:p>
      <text:p text:style-name="P352"/>
      <text:p text:style-name="P417">-200905</text:p>
      <text:p text:style-name="P339"><text:soft-page-break/>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17">-200914</text:p>
      <text:p text:style-name="P352">비디오 스타일 레이블링을 통한 Reference video 분석(결론:Presentation형식이 호평받음, 기울기가 큼)</text:p>
      <text:p text:style-name="P352"/>
      <text:p text:style-name="P417">-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7">-200924</text:p>
      <text:p text:style-name="P352">Life 레이블링 완료. 위의 분석 재탕 가능^오^</text:p>
      <text:p text:style-name="P352">Comp와 Life 분석 비교</text:p>
      <text:p text:style-name="P352">-비디오 유무와 논문 메트릭스</text:p>
      <text:p text:style-name="P352"/>
      <text:p text:style-name="P417">-200930</text:p>
      <text:p text:style-name="P339">분야 비교</text:p>
      <text:p text:style-name="P339">-비디오 목적 그룹별 논문 메트릭스</text:p>
      <text:p text:style-name="P339"/>
      <text:p text:style-name="P412">-<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18">201013</text:p>
      <text:p text:style-name="P353">가설을 세울까...? 가설이 뭐지 먹는건가 연애랑 비슷한건가</text:p>
      <text:p text:style-name="P419">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49">(?)</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49">AAS에 대해, 비디오의 유무는 유의차가 확인되었으며,</text:span></text:p>
      <text:p text:style-name="P354">---특히 비디오 목적에 따른 피인용수 및 <text:span text:style-name="T149">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18">201014</text:p>
      <text:p text:style-name="P353">목차를 써볼까?!</text:p>
      <text:p text:style-name="P353"/>
      <text:p text:style-name="P353">제1장 서론 <text:span text:style-name="T150">p4</text:span></text:p>
      <text:p text:style-name="P353">1.1　はじめに <text:span text:style-name="T150">p2</text:span></text:p>
      <text:p text:style-name="P353">1.2　研究の貢献 <text:span text:style-name="T150">p1</text:span></text:p>
      <text:p text:style-name="P353">1.3　本論文の構成 <text:span text:style-name="T150">p1</text:span></text:p>
      <text:p text:style-name="P353">제2장 관련 연구 <text:span text:style-name="T150">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2">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1">(</text:span>Boxplot<text:span text:style-name="T151">)</text:span></text:p>
      <text:p text:style-name="P362">4.2.2 비디오의 인기 지표 <text:span text:style-name="T151">(</text:span>ScaledView- Timedelta<text:span text:style-name="T151">)</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20">201018</text:p>
      <text:p text:style-name="P367">채널 레이블 시작:</text:p>
      <text:p text:style-name="P367">2014 comp 50개 완료</text:p>
      <text:p text:style-name="P353"/>
      <text:p text:style-name="P425"><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421">201118 <text:span text:style-name="T157">labmtg</text:span></text:p>
      <text:p text:style-name="P368">유튜버 속성으로도 나눌수 있다:</text:p>
      <text:p text:style-name="P368">구독자 수, 비디오 수</text:p>
      <text:p text:style-name="P368"/>
      <text:p text:style-name="P422">201125</text:p>
      <text:p text:style-name="P426">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6">-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7">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7">)</text:span></text:p>
      <text:p text:style-name="P378">-<text:span text:style-name="T147">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7">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7">(비디오 저널 발생 빈도, 전체 논문 내 비율 둘 다)</text:span></text:p>
      <text:p text:style-name="P378">-<text:span text:style-name="T147">360, 720, … 로 플롯해가면 비디오 발생 과정 데몬스트레이션 가능(← 이는 스코어-비디오 논문 플롯에도 가능)</text:span></text:p>
      <text:p text:style-name="P379"/>
      <text:p text:style-name="P379"/>
      <text:p text:style-name="P423">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424">201207 mentorochi</text:p>
      <text:list xml:id="list3901539429" text:style-name="L60">
        <text:list-item>
          <text:p text:style-name="P623">인트로 써서 보여주세요</text:p>
        </text:list-item>
        <text:list-item>
          <text:p text:style-name="P623">제목 정해주세요</text:p>
        </text:list-item>
        <text:list-item>
          <text:p text:style-name="P623">뷰카운트-지표 에 관해: 레이블 별로 플롯해서 상관계수 내보세요.</text:p>
        </text:list-item>
      </text:list>
      <text:p text:style-name="P381"/>
      <text:p text:style-name="P381"/>
      <text:p text:style-name="P625">201209 labmtg</text:p>
      <text:p text:style-name="P624">미우라: 2019comp에서 그룹화 후 상관계수가 영 높지 않다. 로버스트성 부족. 혹시 연구 내용(토픽)에 따라 다른것 아닌가?</text:p>
      <text:p text:style-name="P624">→ 최근 논문이라 애당초 피인용수가 충분히 확보되지 않음. 이를 검증하기 위해 2014, 2019 생명과학 분야에 대해 적용해서, 같은 현상이 나타나는가?<text:line-break/>박사 여자 누구더라: 보정 계수가 무엇을 뜻하는가?</text:p>
      <text:p text:style-name="P624"><text:soft-page-break/>→ 영향력.</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09T16:37:14.048958484</dc:date>
    <meta:editing-duration>P4DT22H6M23S</meta:editing-duration>
    <meta:editing-cycles>386</meta:editing-cycles>
    <meta:generator>LibreOffice/6.4.6.2$Linux_X86_64 LibreOffice_project/40$Build-2</meta:generator>
    <meta:document-statistic meta:table-count="11" meta:image-count="0" meta:object-count="0" meta:page-count="44" meta:paragraph-count="1701" meta:word-count="27086" meta:character-count="96241" meta:non-whitespace-character-count="82047"/>
  </office:meta>
</office:document-meta>
</file>